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7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40.09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43.07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4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3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7" style:family="table-cell" style:parent-style-name="Default" style:data-style-name="N116"/>
    <style:style style:name="ce8" style:family="table-cell" style:parent-style-name="Default" style:data-style-name="N121"/>
    <style:style style:name="ce9" style:family="table-cell" style:parent-style-name="Default" style:data-style-name="N115"/>
    <style:style style:name="ce10" style:family="table-cell" style:parent-style-name="Default" style:data-style-name="N112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/>
      <table:table table:name="Planilha4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 table:number-columns-spanned="1" table:number-rows-spanned="2">
            <text:p>NOP (x500000)</text:p>
          </table:table-cell>
          <table:table-cell table:style-name="Default" office:value-type="string" calcext:value-type="string" table:number-columns-spanned="2" table:number-rows-spanned="1">
            <text:p>Insert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elect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Update</text:p>
          </table:table-cell>
          <table:covered-table-cell table:style-name="Default"/>
        </table:table-row>
        <table:table-row table:style-name="ro1">
          <table:covered-table-cell table:style-name="ce2"/>
          <table:table-cell table:style-name="Default" office:value-type="string" calcext:value-type="string">
            <text:p>DOU (s)</text:p>
          </table:table-cell>
          <table:table-cell table:style-name="Default" office:value-type="string" calcext:value-type="string">
            <text:p>DAO (s)</text:p>
          </table:table-cell>
          <table:table-cell table:style-name="Default" office:value-type="string" calcext:value-type="string">
            <text:p>DOU (s)</text:p>
          </table:table-cell>
          <table:table-cell table:style-name="Default" office:value-type="string" calcext:value-type="string">
            <text:p>DAO (s)</text:p>
          </table:table-cell>
          <table:table-cell table:style-name="Default" office:value-type="string" calcext:value-type="string">
            <text:p>DOU (s)</text:p>
          </table:table-cell>
          <table:table-cell table:style-name="Default" office:value-type="string" calcext:value-type="string">
            <text:p>DAO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86528419494628" calcext:value-type="float">
            <text:p>0,0004865</text:p>
          </table:table-cell>
          <table:table-cell office:value-type="float" office:value="243.264209747314" calcext:value-type="float">
            <text:p>243,26421</text:p>
          </table:table-cell>
          <table:table-cell office:value-type="float" office:value="0.000475632970809936" calcext:value-type="float">
            <text:p>0,0004756</text:p>
          </table:table-cell>
          <table:table-cell office:value-type="float" office:value="237.816485404968" calcext:value-type="float">
            <text:p>237,81649</text:p>
          </table:table-cell>
          <table:table-cell office:value-type="float" office:value="0.000494999661445618" calcext:value-type="float">
            <text:p>0,0004950</text:p>
          </table:table-cell>
          <table:table-cell office:value-type="float" office:value="247.499830722809" calcext:value-type="float">
            <text:p>247,49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0868015289306" calcext:value-type="float">
            <text:p>0,0004909</text:p>
          </table:table-cell>
          <table:table-cell office:value-type="float" office:value="490.868015289306" calcext:value-type="float">
            <text:p>490,86802</text:p>
          </table:table-cell>
          <table:table-cell office:value-type="float" office:value="0.000475758893728256" calcext:value-type="float">
            <text:p>0,0004758</text:p>
          </table:table-cell>
          <table:table-cell office:value-type="float" office:value="237.942408323288" calcext:value-type="float">
            <text:p>237,94241</text:p>
          </table:table-cell>
          <table:table-cell office:value-type="float" office:value="0.000495154489278793" calcext:value-type="float">
            <text:p>0,0004952</text:p>
          </table:table-cell>
          <table:table-cell office:value-type="float" office:value="495.154489278793" calcext:value-type="float">
            <text:p>495,15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497542333920796" calcext:value-type="float">
            <text:p>0,0004975</text:p>
          </table:table-cell>
          <table:table-cell office:value-type="float" office:value="746.313500881194" calcext:value-type="float">
            <text:p>746,31350</text:p>
          </table:table-cell>
          <table:table-cell office:value-type="float" office:value="0.000474224442799886" calcext:value-type="float">
            <text:p>0,0004742</text:p>
          </table:table-cell>
          <table:table-cell office:value-type="float" office:value="235.577770471573" calcext:value-type="float">
            <text:p>235,57777</text:p>
          </table:table-cell>
          <table:table-cell office:value-type="float" office:value="0.000494873075326283" calcext:value-type="float">
            <text:p>0,0004949</text:p>
          </table:table-cell>
          <table:table-cell office:value-type="float" office:value="742.309612989425" calcext:value-type="float">
            <text:p>742,30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96427620649337" calcext:value-type="float">
            <text:p>0,0004964</text:p>
          </table:table-cell>
          <table:table-cell office:value-type="float" office:value="992.855241298674" calcext:value-type="float">
            <text:p>992,85524</text:p>
          </table:table-cell>
          <table:table-cell office:value-type="float" office:value="0.00047380250120163" calcext:value-type="float">
            <text:p>0,0004738</text:p>
          </table:table-cell>
          <table:table-cell office:value-type="float" office:value="236.26833820343" calcext:value-type="float">
            <text:p>236,26834</text:p>
          </table:table-cell>
          <table:table-cell office:value-type="float" office:value="0.000493163576722145" calcext:value-type="float">
            <text:p>0,0004932</text:p>
          </table:table-cell>
          <table:table-cell office:value-type="float" office:value="986.32715344429" calcext:value-type="float">
            <text:p>986,32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95752121448516" calcext:value-type="float">
            <text:p>0,0004958</text:p>
          </table:table-cell>
          <table:table-cell office:value-type="float" office:value="1239.38030362129" calcext:value-type="float">
            <text:p>1239,38030</text:p>
          </table:table-cell>
          <table:table-cell office:value-type="float" office:value="0.000474640802764892" calcext:value-type="float">
            <text:p>0,0004746</text:p>
          </table:table-cell>
          <table:table-cell office:value-type="float" office:value="238.997004508972" calcext:value-type="float">
            <text:p>238,99700</text:p>
          </table:table-cell>
          <table:table-cell office:value-type="float" office:value="0.000493171408653259" calcext:value-type="float">
            <text:p>0,0004932</text:p>
          </table:table-cell>
          <table:table-cell office:value-type="float" office:value="1232.92852163315" calcext:value-type="float">
            <text:p>1232,92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94402649164199" calcext:value-type="float">
            <text:p>0,0004944</text:p>
          </table:table-cell>
          <table:table-cell office:value-type="float" office:value="1483.2079474926" calcext:value-type="float">
            <text:p>1483,20795</text:p>
          </table:table-cell>
          <table:table-cell office:value-type="float" office:value="0.00047501271533966" calcext:value-type="float">
            <text:p>0,0004750</text:p>
          </table:table-cell>
          <table:table-cell office:value-type="float" office:value="238.43613910675" calcext:value-type="float">
            <text:p>238,43614</text:p>
          </table:table-cell>
          <table:table-cell office:value-type="float" office:value="0.000492210266510645" calcext:value-type="float">
            <text:p>0,0004922</text:p>
          </table:table-cell>
          <table:table-cell office:value-type="float" office:value="1476.63079953194" calcext:value-type="float">
            <text:p>1476,63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94239437784467" calcext:value-type="float">
            <text:p>0,0004942</text:p>
          </table:table-cell>
          <table:table-cell office:value-type="float" office:value="1729.83803224563" calcext:value-type="float">
            <text:p>1729,83803</text:p>
          </table:table-cell>
          <table:table-cell office:value-type="float" office:value="0.000475636162281036" calcext:value-type="float">
            <text:p>0,0004756</text:p>
          </table:table-cell>
          <table:table-cell office:value-type="float" office:value="239.688421964645" calcext:value-type="float">
            <text:p>239,68842</text:p>
          </table:table-cell>
          <table:table-cell office:value-type="float" office:value="0.000492592989444733" calcext:value-type="float">
            <text:p>0,0004926</text:p>
          </table:table-cell>
          <table:table-cell office:value-type="float" office:value="1724.07546305656" calcext:value-type="float">
            <text:p>1724,07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93381374716758" calcext:value-type="float">
            <text:p>0,0004934</text:p>
          </table:table-cell>
          <table:table-cell office:value-type="float" office:value="1973.52549886703" calcext:value-type="float">
            <text:p>1973,52550</text:p>
          </table:table-cell>
          <table:table-cell office:value-type="float" office:value="0.000476084734976291" calcext:value-type="float">
            <text:p>0,0004761</text:p>
          </table:table-cell>
          <table:table-cell office:value-type="float" office:value="239.612371921539" calcext:value-type="float">
            <text:p>239,61237</text:p>
          </table:table-cell>
          <table:table-cell office:value-type="float" office:value="0.000491992685735225" calcext:value-type="float">
            <text:p>0,0004920</text:p>
          </table:table-cell>
          <table:table-cell office:value-type="float" office:value="1967.9707429409" calcext:value-type="float">
            <text:p>1967,97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93461626635657" calcext:value-type="float">
            <text:p>0,0004935</text:p>
          </table:table-cell>
          <table:table-cell office:value-type="float" office:value="2220.57731986046" calcext:value-type="float">
            <text:p>2220,57732</text:p>
          </table:table-cell>
          <table:table-cell office:value-type="float" office:value="0.000476440828959147" calcext:value-type="float">
            <text:p>0,0004764</text:p>
          </table:table-cell>
          <table:table-cell office:value-type="float" office:value="239.644790410995" calcext:value-type="float">
            <text:p>239,64479</text:p>
          </table:table-cell>
          <table:table-cell office:value-type="float" office:value="0.000492192261748844" calcext:value-type="float">
            <text:p>0,0004922</text:p>
          </table:table-cell>
          <table:table-cell office:value-type="float" office:value="2214.8651778698" calcext:value-type="float">
            <text:p>2214,86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92931785154342" calcext:value-type="float">
            <text:p>0,0004929</text:p>
          </table:table-cell>
          <table:table-cell office:value-type="float" office:value="2464.65892577171" calcext:value-type="float">
            <text:p>2464,65893</text:p>
          </table:table-cell>
          <table:table-cell office:value-type="float" office:value="0.000476807350540161" calcext:value-type="float">
            <text:p>0,0004768</text:p>
          </table:table-cell>
          <table:table-cell office:value-type="float" office:value="240.053022384644" calcext:value-type="float">
            <text:p>240,05302</text:p>
          </table:table-cell>
          <table:table-cell office:value-type="float" office:value="0.000491745794343948" calcext:value-type="float">
            <text:p>0,0004917</text:p>
          </table:table-cell>
          <table:table-cell office:value-type="float" office:value="2458.72897171974" calcext:value-type="float">
            <text:p>2458,72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92968005353754" calcext:value-type="float">
            <text:p>0,0004930</text:p>
          </table:table-cell>
          <table:table-cell office:value-type="float" office:value="2711.32402944565" calcext:value-type="float">
            <text:p>2711,32403</text:p>
          </table:table-cell>
          <table:table-cell office:value-type="float" office:value="0.00047696433613517" calcext:value-type="float">
            <text:p>0,0004770</text:p>
          </table:table-cell>
          <table:table-cell office:value-type="float" office:value="239.267096042633" calcext:value-type="float">
            <text:p>239,26710</text:p>
          </table:table-cell>
          <table:table-cell office:value-type="float" office:value="0.000493228461482308" calcext:value-type="float">
            <text:p>0,0004932</text:p>
          </table:table-cell>
          <table:table-cell office:value-type="float" office:value="2712.75653815269" calcext:value-type="float">
            <text:p>2712,75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492401240030924" calcext:value-type="float">
            <text:p>0,0004924</text:p>
          </table:table-cell>
          <table:table-cell office:value-type="float" office:value="2954.40744018554" calcext:value-type="float">
            <text:p>2954,40744</text:p>
          </table:table-cell>
          <table:table-cell office:value-type="float" office:value="0.000477266491333643" calcext:value-type="float">
            <text:p>0,0004773</text:p>
          </table:table-cell>
          <table:table-cell office:value-type="float" office:value="240.295099258423" calcext:value-type="float">
            <text:p>240,29510</text:p>
          </table:table-cell>
          <table:table-cell office:value-type="float" office:value="0.000492853369871775" calcext:value-type="float">
            <text:p>0,0004929</text:p>
          </table:table-cell>
          <table:table-cell office:value-type="float" office:value="2957.12021923065" calcext:value-type="float">
            <text:p>2957,12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49249683200396" calcext:value-type="float">
            <text:p>0,0004925</text:p>
          </table:table-cell>
          <table:table-cell office:value-type="float" office:value="3201.22940802574" calcext:value-type="float">
            <text:p>3201,22941</text:p>
          </table:table-cell>
          <table:table-cell office:value-type="float" office:value="0.000477311032441946" calcext:value-type="float">
            <text:p>0,0004773</text:p>
          </table:table-cell>
          <table:table-cell office:value-type="float" office:value="238.922762870789" calcext:value-type="float">
            <text:p>238,92276</text:p>
          </table:table-cell>
          <table:table-cell office:value-type="float" office:value="0.000493050994799687" calcext:value-type="float">
            <text:p>0,0004931</text:p>
          </table:table-cell>
          <table:table-cell office:value-type="float" office:value="3204.83146619797" calcext:value-type="float">
            <text:p>3204,83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92252557992935" calcext:value-type="float">
            <text:p>0,0004923</text:p>
          </table:table-cell>
          <table:table-cell office:value-type="float" office:value="3445.76790595054" calcext:value-type="float">
            <text:p>3445,76791</text:p>
          </table:table-cell>
          <table:table-cell office:value-type="float" office:value="0.000477417082071304" calcext:value-type="float">
            <text:p>0,0004774</text:p>
          </table:table-cell>
          <table:table-cell office:value-type="float" office:value="239.39786362648" calcext:value-type="float">
            <text:p>239,39786</text:p>
          </table:table-cell>
          <table:table-cell office:value-type="float" office:value="0.000492707457269941" calcext:value-type="float">
            <text:p>0,0004927</text:p>
          </table:table-cell>
          <table:table-cell office:value-type="float" office:value="3448.95220088959" calcext:value-type="float">
            <text:p>3448,952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92348169581095" calcext:value-type="float">
            <text:p>0,0004923</text:p>
          </table:table-cell>
          <table:table-cell office:value-type="float" office:value="3692.61127185821" calcext:value-type="float">
            <text:p>3692,61127</text:p>
          </table:table-cell>
          <table:table-cell office:value-type="float" office:value="0.000477488786856333" calcext:value-type="float">
            <text:p>0,0004775</text:p>
          </table:table-cell>
          <table:table-cell office:value-type="float" office:value="239.24632692337" calcext:value-type="float">
            <text:p>239,24633</text:p>
          </table:table-cell>
          <table:table-cell office:value-type="float" office:value="0.000492689740085602" calcext:value-type="float">
            <text:p>0,0004927</text:p>
          </table:table-cell>
          <table:table-cell office:value-type="float" office:value="3695.17305064201" calcext:value-type="float">
            <text:p>3695,17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92076006144285" calcext:value-type="float">
            <text:p>0,0004921</text:p>
          </table:table-cell>
          <table:table-cell office:value-type="float" office:value="3936.60804915428" calcext:value-type="float">
            <text:p>3936,60805</text:p>
          </table:table-cell>
          <table:table-cell office:value-type="float" office:value="0.000477606078535318" calcext:value-type="float">
            <text:p>0,0004776</text:p>
          </table:table-cell>
          <table:table-cell office:value-type="float" office:value="239.682726860046" calcext:value-type="float">
            <text:p>239,68273</text:p>
          </table:table-cell>
          <table:table-cell office:value-type="float" office:value="0.000492314515352249" calcext:value-type="float">
            <text:p>0,0004923</text:p>
          </table:table-cell>
          <table:table-cell office:value-type="float" office:value="3938.51612281799" calcext:value-type="float">
            <text:p>3938,51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492165343032163" calcext:value-type="float">
            <text:p>0,0004922</text:p>
          </table:table-cell>
          <table:table-cell office:value-type="float" office:value="4183.40541577339" calcext:value-type="float">
            <text:p>4183,40542</text:p>
          </table:table-cell>
          <table:table-cell office:value-type="float" office:value="0.000477619292764102" calcext:value-type="float">
            <text:p>0,0004776</text:p>
          </table:table-cell>
          <table:table-cell office:value-type="float" office:value="238.915360212326" calcext:value-type="float">
            <text:p>238,91536</text:p>
          </table:table-cell>
          <table:table-cell office:value-type="float" office:value="0.000492371231780333" calcext:value-type="float">
            <text:p>0,0004924</text:p>
          </table:table-cell>
          <table:table-cell office:value-type="float" office:value="4185.15547013283" calcext:value-type="float">
            <text:p>4185,15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491923720969094" calcext:value-type="float">
            <text:p>0,0004919</text:p>
          </table:table-cell>
          <table:table-cell office:value-type="float" office:value="4427.31348872185" calcext:value-type="float">
            <text:p>4427,31349</text:p>
          </table:table-cell>
          <table:table-cell office:value-type="float" office:value="0.00047783024069998" calcext:value-type="float">
            <text:p>0,0004778</text:p>
          </table:table-cell>
          <table:table-cell office:value-type="float" office:value="240.708177804947" calcext:value-type="float">
            <text:p>240,70818</text:p>
          </table:table-cell>
          <table:table-cell office:value-type="float" office:value="0.000492163707097371" calcext:value-type="float">
            <text:p>0,0004922</text:p>
          </table:table-cell>
          <table:table-cell office:value-type="float" office:value="4429.47336387634" calcext:value-type="float">
            <text:p>4429,47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492069157173759" calcext:value-type="float">
            <text:p>0,0004921</text:p>
          </table:table-cell>
          <table:table-cell office:value-type="float" office:value="4674.65699315071" calcext:value-type="float">
            <text:p>4674,65699</text:p>
          </table:table-cell>
          <table:table-cell office:value-type="float" office:value="0.000477854330163253" calcext:value-type="float">
            <text:p>0,0004779</text:p>
          </table:table-cell>
          <table:table-cell office:value-type="float" office:value="239.143970251083" calcext:value-type="float">
            <text:p>239,14397</text:p>
          </table:table-cell>
          <table:table-cell office:value-type="float" office:value="0.000492292412983744" calcext:value-type="float">
            <text:p>0,0004923</text:p>
          </table:table-cell>
          <table:table-cell office:value-type="float" office:value="4676.77792334557" calcext:value-type="float">
            <text:p>4676,77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9182404885292" calcext:value-type="float">
            <text:p>0,0004918</text:p>
          </table:table-cell>
          <table:table-cell office:value-type="float" office:value="4918.2404885292" calcext:value-type="float">
            <text:p>4918,24049</text:p>
          </table:table-cell>
          <table:table-cell office:value-type="float" office:value="0.000477965158200264" calcext:value-type="float">
            <text:p>0,0004780</text:p>
          </table:table-cell>
          <table:table-cell office:value-type="float" office:value="240.035445451736" calcext:value-type="float">
            <text:p>240,03545</text:p>
          </table:table-cell>
          <table:table-cell office:value-type="float" office:value="0.000492014705491066" calcext:value-type="float">
            <text:p>0,0004920</text:p>
          </table:table-cell>
          <table:table-cell office:value-type="float" office:value="4920.14705491066" calcext:value-type="float">
            <text:p>4920,14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91954247815268" calcext:value-type="float">
            <text:p>0,0004920</text:p>
          </table:table-cell>
          <table:table-cell office:value-type="float" office:value="5165.51960206032" calcext:value-type="float">
            <text:p>5165,51960</text:p>
          </table:table-cell>
          <table:table-cell office:value-type="float" office:value="0.000477989641076042" calcext:value-type="float">
            <text:p>0,0004780</text:p>
          </table:table-cell>
          <table:table-cell office:value-type="float" office:value="239.239649295807" calcext:value-type="float">
            <text:p>239,23965</text:p>
          </table:table-cell>
          <table:table-cell office:value-type="float" office:value="0.000492094620273227" calcext:value-type="float">
            <text:p>0,0004921</text:p>
          </table:table-cell>
          <table:table-cell office:value-type="float" office:value="5166.99351286888" calcext:value-type="float">
            <text:p>5166,993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91824745720083" calcext:value-type="float">
            <text:p>0,0004918</text:p>
          </table:table-cell>
          <table:table-cell office:value-type="float" office:value="5410.07220292091" calcext:value-type="float">
            <text:p>5410,07220</text:p>
          </table:table-cell>
          <table:table-cell office:value-type="float" office:value="0.000478023736411875" calcext:value-type="float">
            <text:p>0,0004780</text:p>
          </table:table-cell>
          <table:table-cell office:value-type="float" office:value="239.369869232178" calcext:value-type="float">
            <text:p>239,36987</text:p>
          </table:table-cell>
          <table:table-cell office:value-type="float" office:value="0.000491870856740258" calcext:value-type="float">
            <text:p>0,0004919</text:p>
          </table:table-cell>
          <table:table-cell office:value-type="float" office:value="5410.57942414284" calcext:value-type="float">
            <text:p>5410,579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91904262874437" calcext:value-type="float">
            <text:p>0,0004919</text:p>
          </table:table-cell>
          <table:table-cell office:value-type="float" office:value="5656.89902305603" calcext:value-type="float">
            <text:p>5656,89902</text:p>
          </table:table-cell>
          <table:table-cell office:value-type="float" office:value="0.000478104923497075" calcext:value-type="float">
            <text:p>0,0004781</text:p>
          </table:table-cell>
          <table:table-cell office:value-type="float" office:value="239.945519685745" calcext:value-type="float">
            <text:p>239,94552</text:p>
          </table:table-cell>
          <table:table-cell office:value-type="float" office:value="0.000491950288979904" calcext:value-type="float">
            <text:p>0,0004920</text:p>
          </table:table-cell>
          <table:table-cell office:value-type="float" office:value="5657.42832326889" calcext:value-type="float">
            <text:p>5657,428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91707152326902" calcext:value-type="float">
            <text:p>0,0004917</text:p>
          </table:table-cell>
          <table:table-cell office:value-type="float" office:value="5900.48582792282" calcext:value-type="float">
            <text:p>5900,48583</text:p>
          </table:table-cell>
          <table:table-cell office:value-type="float" office:value="0.000478110026061535" calcext:value-type="float">
            <text:p>0,0004781</text:p>
          </table:table-cell>
          <table:table-cell office:value-type="float" office:value="239.113692522049" calcext:value-type="float">
            <text:p>239,11369</text:p>
          </table:table-cell>
          <table:table-cell office:value-type="float" office:value="0.00049174494022131" calcext:value-type="float">
            <text:p>0,0004917</text:p>
          </table:table-cell>
          <table:table-cell office:value-type="float" office:value="5900.93928265572" calcext:value-type="float">
            <text:p>5900,93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91775896606445" calcext:value-type="float">
            <text:p>0,0004918</text:p>
          </table:table-cell>
          <table:table-cell office:value-type="float" office:value="6147.19870758057" calcext:value-type="float">
            <text:p>6147,19871</text:p>
          </table:table-cell>
          <table:table-cell office:value-type="float" office:value="0.000478186190814972" calcext:value-type="float">
            <text:p>0,0004782</text:p>
          </table:table-cell>
          <table:table-cell office:value-type="float" office:value="240.00707244873" calcext:value-type="float">
            <text:p>240,00707</text:p>
          </table:table-cell>
          <table:table-cell office:value-type="float" office:value="0.000491767108898163" calcext:value-type="float">
            <text:p>0,0004918</text:p>
          </table:table-cell>
          <table:table-cell office:value-type="float" office:value="6147.08886122704" calcext:value-type="float">
            <text:p>6147,088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91634975506709" calcext:value-type="float">
            <text:p>0,0004916</text:p>
          </table:table-cell>
          <table:table-cell office:value-type="float" office:value="6391.25468158722" calcext:value-type="float">
            <text:p>6391,25468</text:p>
          </table:table-cell>
          <table:table-cell office:value-type="float" office:value="0.00047817871594429" calcext:value-type="float">
            <text:p>0,0004782</text:p>
          </table:table-cell>
          <table:table-cell office:value-type="float" office:value="238.995922088623" calcext:value-type="float">
            <text:p>238,99592</text:p>
          </table:table-cell>
          <table:table-cell office:value-type="float" office:value="0.000491621461831606" calcext:value-type="float">
            <text:p>0,0004916</text:p>
          </table:table-cell>
          <table:table-cell office:value-type="float" office:value="6391.07900381088" calcext:value-type="float">
            <text:p>6391,079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91686490200184" calcext:value-type="float">
            <text:p>0,0004917</text:p>
          </table:table-cell>
          <table:table-cell office:value-type="float" office:value="6637.76761770248" calcext:value-type="float">
            <text:p>6637,76762</text:p>
          </table:table-cell>
          <table:table-cell office:value-type="float" office:value="0.000478226747707084" calcext:value-type="float">
            <text:p>0,0004782</text:p>
          </table:table-cell>
          <table:table-cell office:value-type="float" office:value="239.737786769867" calcext:value-type="float">
            <text:p>239,73779</text:p>
          </table:table-cell>
          <table:table-cell office:value-type="float" office:value="0.00049164811929067" calcext:value-type="float">
            <text:p>0,0004916</text:p>
          </table:table-cell>
          <table:table-cell office:value-type="float" office:value="6637.24961042404" calcext:value-type="float">
            <text:p>6637,249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91559372476169" calcext:value-type="float">
            <text:p>0,0004916</text:p>
          </table:table-cell>
          <table:table-cell office:value-type="float" office:value="6881.83121466637" calcext:value-type="float">
            <text:p>6881,83121</text:p>
          </table:table-cell>
          <table:table-cell office:value-type="float" office:value="0.000478225127645901" calcext:value-type="float">
            <text:p>0,0004782</text:p>
          </table:table-cell>
          <table:table-cell office:value-type="float" office:value="239.090692996979" calcext:value-type="float">
            <text:p>239,09069</text:p>
          </table:table-cell>
          <table:table-cell office:value-type="float" office:value="0.000491521167533738" calcext:value-type="float">
            <text:p>0,0004915</text:p>
          </table:table-cell>
          <table:table-cell office:value-type="float" office:value="6881.29634547234" calcext:value-type="float">
            <text:p>6881,296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91643005699947" calcext:value-type="float">
            <text:p>0,0004916</text:p>
          </table:table-cell>
          <table:table-cell office:value-type="float" office:value="7128.82358264923" calcext:value-type="float">
            <text:p>7128,82358</text:p>
          </table:table-cell>
          <table:table-cell office:value-type="float" office:value="0.000478292806066316" calcext:value-type="float">
            <text:p>0,0004783</text:p>
          </table:table-cell>
          <table:table-cell office:value-type="float" office:value="240.093900918961" calcext:value-type="float">
            <text:p>240,09390</text:p>
          </table:table-cell>
          <table:table-cell office:value-type="float" office:value="0.000491615895665925" calcext:value-type="float">
            <text:p>0,0004916</text:p>
          </table:table-cell>
          <table:table-cell office:value-type="float" office:value="7128.43048715591" calcext:value-type="float">
            <text:p>7128,430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91541666332881" calcext:value-type="float">
            <text:p>0,0004915</text:p>
          </table:table-cell>
          <table:table-cell office:value-type="float" office:value="7373.12499499321" calcext:value-type="float">
            <text:p>7373,12499</text:p>
          </table:table-cell>
          <table:table-cell office:value-type="float" office:value="0.00047831513800621" calcext:value-type="float">
            <text:p>0,0004783</text:p>
          </table:table-cell>
          <table:table-cell office:value-type="float" office:value="239.481382131577" calcext:value-type="float">
            <text:p>239,48138</text:p>
          </table:table-cell>
          <table:table-cell office:value-type="float" office:value="0.000491500030899048" calcext:value-type="float">
            <text:p>0,0004915</text:p>
          </table:table-cell>
          <table:table-cell office:value-type="float" office:value="7372.50046348572" calcext:value-type="float">
            <text:p>7372,50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91640407500728" calcext:value-type="float">
            <text:p>0,0004916</text:p>
          </table:table-cell>
          <table:table-cell office:value-type="float" office:value="7620.42631626129" calcext:value-type="float">
            <text:p>7620,42632</text:p>
          </table:table-cell>
          <table:table-cell office:value-type="float" office:value="0.000478328333239401" calcext:value-type="float">
            <text:p>0,0004783</text:p>
          </table:table-cell>
          <table:table-cell office:value-type="float" office:value="239.362095117569" calcext:value-type="float">
            <text:p>239,36210</text:p>
          </table:table-cell>
          <table:table-cell office:value-type="float" office:value="0.00049160170073663" calcext:value-type="float">
            <text:p>0,0004916</text:p>
          </table:table-cell>
          <table:table-cell office:value-type="float" office:value="7619.82636141777" calcext:value-type="float">
            <text:p>7619,82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91527771949768" calcext:value-type="float">
            <text:p>0,0004915</text:p>
          </table:table-cell>
          <table:table-cell office:value-type="float" office:value="7864.44435119629" calcext:value-type="float">
            <text:p>7864,44435</text:p>
          </table:table-cell>
          <table:table-cell office:value-type="float" office:value="0.000478365773722529" calcext:value-type="float">
            <text:p>0,0004784</text:p>
          </table:table-cell>
          <table:table-cell office:value-type="float" office:value="239.763214349747" calcext:value-type="float">
            <text:p>239,76321</text:p>
          </table:table-cell>
          <table:table-cell office:value-type="float" office:value="0.000491491856411099" calcext:value-type="float">
            <text:p>0,0004915</text:p>
          </table:table-cell>
          <table:table-cell office:value-type="float" office:value="7863.86970257759" calcext:value-type="float">
            <text:p>7863,869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91569497917638" calcext:value-type="float">
            <text:p>0,0004916</text:p>
          </table:table-cell>
          <table:table-cell office:value-type="float" office:value="8110.89671564102" calcext:value-type="float">
            <text:p>8110,89672</text:p>
          </table:table-cell>
          <table:table-cell office:value-type="float" office:value="0.000478420995827877" calcext:value-type="float">
            <text:p>0,0004784</text:p>
          </table:table-cell>
          <table:table-cell office:value-type="float" office:value="240.094051599503" calcext:value-type="float">
            <text:p>240,09405</text:p>
          </table:table-cell>
          <table:table-cell office:value-type="float" office:value="0.000491547148415537" calcext:value-type="float">
            <text:p>0,0004915</text:p>
          </table:table-cell>
          <table:table-cell office:value-type="float" office:value="8110.52794885635" calcext:value-type="float">
            <text:p>8110,527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491453040838242" calcext:value-type="float">
            <text:p>0,0004915</text:p>
          </table:table-cell>
          <table:table-cell office:value-type="float" office:value="8354.70169425011" calcext:value-type="float">
            <text:p>8354,70169</text:p>
          </table:table-cell>
          <table:table-cell office:value-type="float" office:value="0.000478419684746686" calcext:value-type="float">
            <text:p>0,0004784</text:p>
          </table:table-cell>
          <table:table-cell office:value-type="float" office:value="239.188209533691" calcext:value-type="float">
            <text:p>239,18821</text:p>
          </table:table-cell>
          <table:table-cell office:value-type="float" office:value="0.000491425137365566" calcext:value-type="float">
            <text:p>0,0004914</text:p>
          </table:table-cell>
          <table:table-cell office:value-type="float" office:value="8354.22733521461" calcext:value-type="float">
            <text:p>8354,22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491515944167546" calcext:value-type="float">
            <text:p>0,0004915</text:p>
          </table:table-cell>
          <table:table-cell office:value-type="float" office:value="8601.52902293205" calcext:value-type="float">
            <text:p>8601,52902</text:p>
          </table:table-cell>
          <table:table-cell office:value-type="float" office:value="0.000478470998859405" calcext:value-type="float">
            <text:p>0,0004785</text:p>
          </table:table-cell>
          <table:table-cell office:value-type="float" office:value="240.107839345932" calcext:value-type="float">
            <text:p>240,10784</text:p>
          </table:table-cell>
          <table:table-cell office:value-type="float" office:value="0.000491486480998993" calcext:value-type="float">
            <text:p>0,0004915</text:p>
          </table:table-cell>
          <table:table-cell office:value-type="float" office:value="8601.01341748237" calcext:value-type="float">
            <text:p>8601,01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491395523375935" calcext:value-type="float">
            <text:p>0,0004914</text:p>
          </table:table-cell>
          <table:table-cell office:value-type="float" office:value="8845.11942076683" calcext:value-type="float">
            <text:p>8845,11942</text:p>
          </table:table-cell>
          <table:table-cell office:value-type="float" office:value="0.000478500508970684" calcext:value-type="float">
            <text:p>0,0004785</text:p>
          </table:table-cell>
          <table:table-cell office:value-type="float" office:value="239.766681432724" calcext:value-type="float">
            <text:p>239,76668</text:p>
          </table:table-cell>
          <table:table-cell office:value-type="float" office:value="0.000491386996984482" calcext:value-type="float">
            <text:p>0,0004914</text:p>
          </table:table-cell>
          <table:table-cell office:value-type="float" office:value="8844.96594572067" calcext:value-type="float">
            <text:p>8844,965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49148206990474" calcext:value-type="float">
            <text:p>0,0004915</text:p>
          </table:table-cell>
          <table:table-cell office:value-type="float" office:value="9092.41829323769" calcext:value-type="float">
            <text:p>9092,41829</text:p>
          </table:table-cell>
          <table:table-cell office:value-type="float" office:value="0.000478560181437312" calcext:value-type="float">
            <text:p>0,0004786</text:p>
          </table:table-cell>
          <table:table-cell office:value-type="float" office:value="240.35419511795" calcext:value-type="float">
            <text:p>240,35420</text:p>
          </table:table-cell>
          <table:table-cell office:value-type="float" office:value="0.00049146201144038" calcext:value-type="float">
            <text:p>0,0004915</text:p>
          </table:table-cell>
          <table:table-cell office:value-type="float" office:value="9092.04721164703" calcext:value-type="float">
            <text:p>9092,047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491358089697988" calcext:value-type="float">
            <text:p>0,0004914</text:p>
          </table:table-cell>
          <table:table-cell office:value-type="float" office:value="9335.80370426178" calcext:value-type="float">
            <text:p>9335,80370</text:p>
          </table:table-cell>
          <table:table-cell office:value-type="float" office:value="0.000478604975976442" calcext:value-type="float">
            <text:p>0,0004786</text:p>
          </table:table-cell>
          <table:table-cell office:value-type="float" office:value="240.131186962128" calcext:value-type="float">
            <text:p>240,13119</text:p>
          </table:table-cell>
          <table:table-cell office:value-type="float" office:value="0.000491347050152327" calcext:value-type="float">
            <text:p>0,0004913</text:p>
          </table:table-cell>
          <table:table-cell office:value-type="float" office:value="9335.59395289421" calcext:value-type="float">
            <text:p>9335,593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491407615783887" calcext:value-type="float">
            <text:p>0,0004914</text:p>
          </table:table-cell>
          <table:table-cell office:value-type="float" office:value="9582.4485077858" calcext:value-type="float">
            <text:p>9582,44851</text:p>
          </table:table-cell>
          <table:table-cell office:value-type="float" office:value="0.000478621944244091" calcext:value-type="float">
            <text:p>0,0004786</text:p>
          </table:table-cell>
          <table:table-cell office:value-type="float" office:value="239.633369207382" calcext:value-type="float">
            <text:p>239,63337</text:p>
          </table:table-cell>
          <table:table-cell office:value-type="float" office:value="0.000491421360651652" calcext:value-type="float">
            <text:p>0,0004914</text:p>
          </table:table-cell>
          <table:table-cell office:value-type="float" office:value="9582.71653270721" calcext:value-type="float">
            <text:p>9582,716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491328606677055" calcext:value-type="float">
            <text:p>0,0004913</text:p>
          </table:table-cell>
          <table:table-cell office:value-type="float" office:value="9826.57213354111" calcext:value-type="float">
            <text:p>9826,57213</text:p>
          </table:table-cell>
          <table:table-cell office:value-type="float" office:value="0.000478628411316872" calcext:value-type="float">
            <text:p>0,0004786</text:p>
          </table:table-cell>
          <table:table-cell office:value-type="float" office:value="239.440313577652" calcext:value-type="float">
            <text:p>239,44031</text:p>
          </table:table-cell>
          <table:table-cell office:value-type="float" office:value="0.000491481412994861" calcext:value-type="float">
            <text:p>0,0004915</text:p>
          </table:table-cell>
          <table:table-cell office:value-type="float" office:value="9829.62825989723" calcext:value-type="float">
            <text:p>9829,628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491273432789779" calcext:value-type="float">
            <text:p>0,0004913</text:p>
          </table:table-cell>
          <table:table-cell office:value-type="float" office:value="10071.1053721905" calcext:value-type="float">
            <text:p>10071,10537</text:p>
          </table:table-cell>
          <table:table-cell office:value-type="float" office:value="0.000478598035475103" calcext:value-type="float">
            <text:p>0,0004786</text:p>
          </table:table-cell>
          <table:table-cell office:value-type="float" office:value="238.691500902176" calcext:value-type="float">
            <text:p>238,69150</text:p>
          </table:table-cell>
          <table:table-cell office:value-type="float" office:value="0.000491379055825675" calcext:value-type="float">
            <text:p>0,0004914</text:p>
          </table:table-cell>
          <table:table-cell office:value-type="float" office:value="10073.2706444263" calcext:value-type="float">
            <text:p>10073,27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491333433730262" calcext:value-type="float">
            <text:p>0,0004913</text:p>
          </table:table-cell>
          <table:table-cell office:value-type="float" office:value="10318.0021083355" calcext:value-type="float">
            <text:p>10318,00211</text:p>
          </table:table-cell>
          <table:table-cell office:value-type="float" office:value="0.000478625656411761" calcext:value-type="float">
            <text:p>0,0004786</text:p>
          </table:table-cell>
          <table:table-cell office:value-type="float" office:value="239.879057407379" calcext:value-type="float">
            <text:p>239,87906</text:p>
          </table:table-cell>
          <table:table-cell office:value-type="float" office:value="0.000491411238931474" calcext:value-type="float">
            <text:p>0,0004914</text:p>
          </table:table-cell>
          <table:table-cell office:value-type="float" office:value="10319.636017561" calcext:value-type="float">
            <text:p>10319,636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491261050900747" calcext:value-type="float">
            <text:p>0,0004913</text:p>
          </table:table-cell>
          <table:table-cell office:value-type="float" office:value="10562.1125943661" calcext:value-type="float">
            <text:p>10562,11259</text:p>
          </table:table-cell>
          <table:table-cell office:value-type="float" office:value="0.000478664275391157" calcext:value-type="float">
            <text:p>0,0004787</text:p>
          </table:table-cell>
          <table:table-cell office:value-type="float" office:value="240.143136262894" calcext:value-type="float">
            <text:p>240,14314</text:p>
          </table:table-cell>
          <table:table-cell office:value-type="float" office:value="0.00049132195883019" calcext:value-type="float">
            <text:p>0,0004913</text:p>
          </table:table-cell>
          <table:table-cell office:value-type="float" office:value="10563.4221148491" calcext:value-type="float">
            <text:p>10563,422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491281187902797" calcext:value-type="float">
            <text:p>0,0004913</text:p>
          </table:table-cell>
          <table:table-cell office:value-type="float" office:value="10808.1861338615" calcext:value-type="float">
            <text:p>10808,18613</text:p>
          </table:table-cell>
          <table:table-cell office:value-type="float" office:value="0.000478657558668743" calcext:value-type="float">
            <text:p>0,0004787</text:p>
          </table:table-cell>
          <table:table-cell office:value-type="float" office:value="239.184369802475" calcext:value-type="float">
            <text:p>239,18437</text:p>
          </table:table-cell>
          <table:table-cell office:value-type="float" office:value="0.000491357800873843" calcext:value-type="float">
            <text:p>0,0004914</text:p>
          </table:table-cell>
          <table:table-cell office:value-type="float" office:value="10809.8716192245" calcext:value-type="float">
            <text:p>10809,871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491222680081261" calcext:value-type="float">
            <text:p>0,0004912</text:p>
          </table:table-cell>
          <table:table-cell office:value-type="float" office:value="11052.5103018284" calcext:value-type="float">
            <text:p>11052,51030</text:p>
          </table:table-cell>
          <table:table-cell office:value-type="float" office:value="0.000478692461628384" calcext:value-type="float">
            <text:p>0,0004787</text:p>
          </table:table-cell>
          <table:table-cell office:value-type="float" office:value="240.114095926285" calcext:value-type="float">
            <text:p>240,11410</text:p>
          </table:table-cell>
          <table:table-cell office:value-type="float" office:value="0.000491307114781274" calcext:value-type="float">
            <text:p>0,0004913</text:p>
          </table:table-cell>
          <table:table-cell office:value-type="float" office:value="11054.4100825787" calcext:value-type="float">
            <text:p>11054,41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491272072574367" calcext:value-type="float">
            <text:p>0,0004913</text:p>
          </table:table-cell>
          <table:table-cell office:value-type="float" office:value="11299.2576692104" calcext:value-type="float">
            <text:p>11299,25767</text:p>
          </table:table-cell>
          <table:table-cell office:value-type="float" office:value="0.000478731720074363" calcext:value-type="float">
            <text:p>0,0004787</text:p>
          </table:table-cell>
          <table:table-cell office:value-type="float" office:value="240.249175071716" calcext:value-type="float">
            <text:p>240,24918</text:p>
          </table:table-cell>
          <table:table-cell office:value-type="float" office:value="0.000491364689619645" calcext:value-type="float">
            <text:p>0,0004914</text:p>
          </table:table-cell>
          <table:table-cell office:value-type="float" office:value="11301.3878612518" calcext:value-type="float">
            <text:p>11301,38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49121961057947" calcext:value-type="float">
            <text:p>0,0004912</text:p>
          </table:table-cell>
          <table:table-cell office:value-type="float" office:value="11543.6608486176" calcext:value-type="float">
            <text:p>11543,66085</text:p>
          </table:table-cell>
          <table:table-cell office:value-type="float" office:value="0.000478718718072201" calcext:value-type="float">
            <text:p>0,0004787</text:p>
          </table:table-cell>
          <table:table-cell office:value-type="float" office:value="239.060312986374" calcext:value-type="float">
            <text:p>239,06031</text:p>
          </table:table-cell>
          <table:table-cell office:value-type="float" office:value="0.00049128906023756" calcext:value-type="float">
            <text:p>0,0004913</text:p>
          </table:table-cell>
          <table:table-cell office:value-type="float" office:value="11545.2929155827" calcext:value-type="float">
            <text:p>11545,29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91314335227013" calcext:value-type="float">
            <text:p>0,0004913</text:p>
          </table:table-cell>
          <table:table-cell office:value-type="float" office:value="11791.5440454483" calcext:value-type="float">
            <text:p>11791,54405</text:p>
          </table:table-cell>
          <table:table-cell office:value-type="float" office:value="0.000478715993861357" calcext:value-type="float">
            <text:p>0,0004787</text:p>
          </table:table-cell>
          <table:table-cell office:value-type="float" office:value="239.293977975845" calcext:value-type="float">
            <text:p>239,29398</text:p>
          </table:table-cell>
          <table:table-cell office:value-type="float" office:value="0.000491310585449139" calcext:value-type="float">
            <text:p>0,0004913</text:p>
          </table:table-cell>
          <table:table-cell office:value-type="float" office:value="11791.4540507793" calcext:value-type="float">
            <text:p>11791,454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91263586949329" calcext:value-type="float">
            <text:p>0,0004913</text:p>
          </table:table-cell>
          <table:table-cell office:value-type="float" office:value="12035.9578802586" calcext:value-type="float">
            <text:p>12035,95788</text:p>
          </table:table-cell>
          <table:table-cell office:value-type="float" office:value="0.000478702329168514" calcext:value-type="float">
            <text:p>0,0004787</text:p>
          </table:table-cell>
          <table:table-cell office:value-type="float" office:value="239.023211956024" calcext:value-type="float">
            <text:p>239,02321</text:p>
          </table:table-cell>
          <table:table-cell office:value-type="float" office:value="0.000491236171537516" calcext:value-type="float">
            <text:p>0,0004912</text:p>
          </table:table-cell>
          <table:table-cell office:value-type="float" office:value="12035.2862026691" calcext:value-type="float">
            <text:p>12035,286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91320618915558" calcext:value-type="float">
            <text:p>0,0004913</text:p>
          </table:table-cell>
          <table:table-cell office:value-type="float" office:value="12283.0154728889" calcext:value-type="float">
            <text:p>12283,01547</text:p>
          </table:table-cell>
          <table:table-cell office:value-type="float" office:value="0.000478710788736343" calcext:value-type="float">
            <text:p>0,0004787</text:p>
          </table:table-cell>
          <table:table-cell office:value-type="float" office:value="239.562653779984" calcext:value-type="float">
            <text:p>239,56265</text:p>
          </table:table-cell>
          <table:table-cell office:value-type="float" office:value="0.000491176202077866" calcext:value-type="float">
            <text:p>0,0004912</text:p>
          </table:table-cell>
          <table:table-cell office:value-type="float" office:value="12279.4050519466" calcext:value-type="float">
            <text:p>12279,405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491354902837791" calcext:value-type="float">
            <text:p>0,0004914</text:p>
          </table:table-cell>
          <table:table-cell office:value-type="float" office:value="12529.5500223637" calcext:value-type="float">
            <text:p>12529,55002</text:p>
          </table:table-cell>
          <table:table-cell office:value-type="float" office:value="0.000478706889872457" calcext:value-type="float">
            <text:p>0,0004787</text:p>
          </table:table-cell>
          <table:table-cell office:value-type="float" office:value="239.255973339081" calcext:value-type="float">
            <text:p>239,25597</text:p>
          </table:table-cell>
          <table:table-cell office:value-type="float" office:value="0.000491234210930618" calcext:value-type="float">
            <text:p>0,0004912</text:p>
          </table:table-cell>
          <table:table-cell office:value-type="float" office:value="12526.4723787308" calcext:value-type="float">
            <text:p>12526,472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491282961038443" calcext:value-type="float">
            <text:p>0,0004913</text:p>
          </table:table-cell>
          <table:table-cell office:value-type="float" office:value="12773.3569869995" calcext:value-type="float">
            <text:p>12773,35699</text:p>
          </table:table-cell>
          <table:table-cell office:value-type="float" office:value="0.000478736325016388" calcext:value-type="float">
            <text:p>0,0004787</text:p>
          </table:table-cell>
          <table:table-cell office:value-type="float" office:value="240.118758678436" calcext:value-type="float">
            <text:p>240,11876</text:p>
          </table:table-cell>
          <table:table-cell office:value-type="float" office:value="0.000491276812553406" calcext:value-type="float">
            <text:p>0,0004913</text:p>
          </table:table-cell>
          <table:table-cell office:value-type="float" office:value="12773.1971263886" calcext:value-type="float">
            <text:p>12773,197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4912329770664" calcext:value-type="float">
            <text:p>0,0004912</text:p>
          </table:table-cell>
          <table:table-cell office:value-type="float" office:value="13017.6738922596" calcext:value-type="float">
            <text:p>13017,67389</text:p>
          </table:table-cell>
          <table:table-cell office:value-type="float" office:value="0.000478740174716374" calcext:value-type="float">
            <text:p>0,0004787</text:p>
          </table:table-cell>
          <table:table-cell office:value-type="float" office:value="239.4701795578" calcext:value-type="float">
            <text:p>239,47018</text:p>
          </table:table-cell>
          <table:table-cell office:value-type="float" office:value="0.000491212724910592" calcext:value-type="float">
            <text:p>0,0004912</text:p>
          </table:table-cell>
          <table:table-cell office:value-type="float" office:value="13017.1372101307" calcext:value-type="float">
            <text:p>13017,137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491270283363484" calcext:value-type="float">
            <text:p>0,0004913</text:p>
          </table:table-cell>
          <table:table-cell office:value-type="float" office:value="13264.2976508141" calcext:value-type="float">
            <text:p>13264,29765</text:p>
          </table:table-cell>
          <table:table-cell office:value-type="float" office:value="0.000478767873145916" calcext:value-type="float">
            <text:p>0,0004788</text:p>
          </table:table-cell>
          <table:table-cell office:value-type="float" office:value="240.117944955826" calcext:value-type="float">
            <text:p>240,11794</text:p>
          </table:table-cell>
          <table:table-cell office:value-type="float" office:value="0.000491262815722713" calcext:value-type="float">
            <text:p>0,0004913</text:p>
          </table:table-cell>
          <table:table-cell office:value-type="float" office:value="13264.0960245132" calcext:value-type="float">
            <text:p>13264,096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491239926407554" calcext:value-type="float">
            <text:p>0,0004912</text:p>
          </table:table-cell>
          <table:table-cell office:value-type="float" office:value="13509.0979762077" calcext:value-type="float">
            <text:p>13509,09798</text:p>
          </table:table-cell>
          <table:table-cell office:value-type="float" office:value="0.000478750553373857" calcext:value-type="float">
            <text:p>0,0004788</text:p>
          </table:table-cell>
          <table:table-cell office:value-type="float" office:value="238.907642841339" calcext:value-type="float">
            <text:p>238,90764</text:p>
          </table:table-cell>
          <table:table-cell office:value-type="float" office:value="0.000491228221563859" calcext:value-type="float">
            <text:p>0,0004912</text:p>
          </table:table-cell>
          <table:table-cell office:value-type="float" office:value="13508.7760930061" calcext:value-type="float">
            <text:p>13508,776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491291669888156" calcext:value-type="float">
            <text:p>0,0004913</text:p>
          </table:table-cell>
          <table:table-cell office:value-type="float" office:value="13756.1667568684" calcext:value-type="float">
            <text:p>13756,16676</text:p>
          </table:table-cell>
          <table:table-cell office:value-type="float" office:value="0.000478772485460554" calcext:value-type="float">
            <text:p>0,0004788</text:p>
          </table:table-cell>
          <table:table-cell office:value-type="float" office:value="239.989375114441" calcext:value-type="float">
            <text:p>239,98938</text:p>
          </table:table-cell>
          <table:table-cell office:value-type="float" office:value="0.00049126482129097" calcext:value-type="float">
            <text:p>0,0004913</text:p>
          </table:table-cell>
          <table:table-cell office:value-type="float" office:value="13755.4149961472" calcext:value-type="float">
            <text:p>13755,41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491247353553772" calcext:value-type="float">
            <text:p>0,0004912</text:p>
          </table:table-cell>
          <table:table-cell office:value-type="float" office:value="14000.5495762825" calcext:value-type="float">
            <text:p>14000,54958</text:p>
          </table:table-cell>
          <table:table-cell office:value-type="float" office:value="0.000478779960506841" calcext:value-type="float">
            <text:p>0,0004788</text:p>
          </table:table-cell>
          <table:table-cell office:value-type="float" office:value="239.599281549454" calcext:value-type="float">
            <text:p>239,59928</text:p>
          </table:table-cell>
          <table:table-cell office:value-type="float" office:value="0.000491206115597173" calcext:value-type="float">
            <text:p>0,0004912</text:p>
          </table:table-cell>
          <table:table-cell office:value-type="float" office:value="13999.3742945194" calcext:value-type="float">
            <text:p>13999,37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491303541816514" calcext:value-type="float">
            <text:p>0,0004913</text:p>
          </table:table-cell>
          <table:table-cell office:value-type="float" office:value="14247.8027126789" calcext:value-type="float">
            <text:p>14247,80271</text:p>
          </table:table-cell>
          <table:table-cell office:value-type="float" office:value="0.000478769929844758" calcext:value-type="float">
            <text:p>0,0004788</text:p>
          </table:table-cell>
          <table:table-cell office:value-type="float" office:value="239.099091053009" calcext:value-type="float">
            <text:p>239,09909</text:p>
          </table:table-cell>
          <table:table-cell office:value-type="float" office:value="0.000491242437962828" calcext:value-type="float">
            <text:p>0,0004912</text:p>
          </table:table-cell>
          <table:table-cell office:value-type="float" office:value="14246.030700922" calcext:value-type="float">
            <text:p>14246,030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491229176796089" calcext:value-type="float">
            <text:p>0,0004912</text:p>
          </table:table-cell>
          <table:table-cell office:value-type="float" office:value="14491.2607154846" calcext:value-type="float">
            <text:p>14491,26072</text:p>
          </table:table-cell>
          <table:table-cell office:value-type="float" office:value="0.000478775227239576" calcext:value-type="float">
            <text:p>0,0004788</text:p>
          </table:table-cell>
          <table:table-cell office:value-type="float" office:value="239.541238069534" calcext:value-type="float">
            <text:p>239,54124</text:p>
          </table:table-cell>
          <table:table-cell office:value-type="float" office:value="0.000491174450817755" calcext:value-type="float">
            <text:p>0,0004912</text:p>
          </table:table-cell>
          <table:table-cell office:value-type="float" office:value="14489.6462991238" calcext:value-type="float">
            <text:p>14489,646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491253855395317" calcext:value-type="float">
            <text:p>0,0004913</text:p>
          </table:table-cell>
          <table:table-cell office:value-type="float" office:value="14737.6156618595" calcext:value-type="float">
            <text:p>14737,61566</text:p>
          </table:table-cell>
          <table:table-cell office:value-type="float" office:value="0.000478773797241847" calcext:value-type="float">
            <text:p>0,0004788</text:p>
          </table:table-cell>
          <table:table-cell office:value-type="float" office:value="239.344713687897" calcext:value-type="float">
            <text:p>239,34471</text:p>
          </table:table-cell>
          <table:table-cell office:value-type="float" office:value="0.000491199954374631" calcext:value-type="float">
            <text:p>0,0004912</text:p>
          </table:table-cell>
          <table:table-cell office:value-type="float" office:value="14735.9986312389" calcext:value-type="float">
            <text:p>14735,9986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0.000491923991776326" calcext:value-type="float">
            <text:p>0,0004919</text:p>
          </table:table-cell>
          <table:table-cell office:value-type="string" calcext:value-type="string">
            <text:p>-</text:p>
          </table:table-cell>
          <table:table-cell office:value-type="float" office:value="0.000477838830801355" calcext:value-type="float">
            <text:p>0,0004778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0.000491920414929961" calcext:value-type="float">
            <text:p>0,0004919</text:p>
          </table:table-cell>
          <table:table-cell table:style-name="Default" office:value-type="string" calcext:value-type="string">
            <text:p>-</text:p>
          </table:table-cell>
        </table:table-row>
      </table:table>
      <table:table table:name="insert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Tempo do bloco</text:p>
          </table:table-cell>
          <table:table-cell office:value-type="string" calcext:value-type="string">
            <text:p>DAO</text:p>
          </table:table-cell>
          <table:table-cell table:style-name="Default" office:value-type="string" calcext:value-type="string">
            <text:p>DOU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.264209747314" calcext:value-type="float">
            <text:p>243,2642097473</text:p>
          </table:table-cell>
          <table:table-cell table:formula="of:=[.B2]" office:value-type="float" office:value="243.264209747314" calcext:value-type="float">
            <text:p>243,2642097473</text:p>
          </table:table-cell>
          <table:table-cell table:formula="of:=[.$C2]/(500000 * [.$A2])" office:value-type="float" office:value="0.000486528419494628" calcext:value-type="float">
            <text:p>0,0004865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03805541992" calcext:value-type="float">
            <text:p>247,603805542</text:p>
          </table:table-cell>
          <table:table-cell table:formula="of:=[.B3]+[.C2]" office:value-type="float" office:value="490.868015289306" calcext:value-type="float">
            <text:p>490,8680152893</text:p>
          </table:table-cell>
          <table:table-cell table:formula="of:=[.$C3]/(500000 * [.$A3])" office:value-type="float" office:value="0.000490868015289306" calcext:value-type="float">
            <text:p>0,0004909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.445485591888" calcext:value-type="float">
            <text:p>255,4454855919</text:p>
          </table:table-cell>
          <table:table-cell table:formula="of:=[.B4]+[.C3]" office:value-type="float" office:value="746.313500881194" calcext:value-type="float">
            <text:p>746,3135008812</text:p>
          </table:table-cell>
          <table:table-cell table:formula="of:=[.$C4]/(500000 * [.$A4])" office:value-type="float" office:value="0.000497542333920796" calcext:value-type="float">
            <text:p>0,0004975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8" table:number-matrix-columns-spanned="1" table:number-matrix-rows-spanned="1" table:formula="of:=RSQ([.$C$2:.$C$61] ; [.$E$2:.$E$61])" office:value-type="float" office:value="0.999999714024871" calcext:value-type="float">
            <text:p>0,99999971402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246.54174041748" calcext:value-type="float">
            <text:p>246,541740417480</text:p>
          </table:table-cell>
          <table:table-cell table:formula="of:=[.B5]+[.C4]" office:value-type="float" office:value="992.855241298674" calcext:value-type="float">
            <text:p>992,8552412987</text:p>
          </table:table-cell>
          <table:table-cell table:formula="of:=[.$C5]/(500000 * [.$A5])" office:value-type="float" office:value="0.000496427620649337" calcext:value-type="float">
            <text:p>0,0004964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8" table:number-matrix-columns-spanned="1" table:number-matrix-rows-spanned="1" table:formula="of:=STEYX([.$C$2:.$C$61] ; [.$E$2:.$E$61])" office:value-type="float" office:value="2.31215607128905" calcext:value-type="float">
            <text:p>2,31215607128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525062322617" calcext:value-type="float">
            <text:p>246,5250623226</text:p>
          </table:table-cell>
          <table:table-cell table:formula="of:=[.B6]+[.C5]" office:value-type="float" office:value="1239.38030362129" calcext:value-type="float">
            <text:p>1239,3803036213</text:p>
          </table:table-cell>
          <table:table-cell table:formula="of:=[.$C6]/(500000 * [.$A6])" office:value-type="float" office:value="0.000495752121448516" calcext:value-type="float">
            <text:p>0,0004958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827643871307" calcext:value-type="float">
            <text:p>243,8276438713</text:p>
          </table:table-cell>
          <table:table-cell table:style-name="ce7" table:formula="of:=[.B7]+[.C6]" office:value-type="float" office:value="1483.2079474926" calcext:value-type="float">
            <text:p>1483,20794749260</text:p>
          </table:table-cell>
          <table:table-cell table:formula="of:=[.$C7]/(500000 * [.$A7])" office:value-type="float" office:value="0.000494402649164199" calcext:value-type="float">
            <text:p>0,0004944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8" table:number-matrix-columns-spanned="1" table:number-matrix-rows-spanned="1" table:formula="of:=SLOPE([.$C$2:.$C$61] ; [.$E$2:.$E$61])" office:value-type="float" office:value="0.000490931635117683" calcext:value-type="float">
            <text:p>0,00049093163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.630084753036" calcext:value-type="float">
            <text:p>246,630084753</text:p>
          </table:table-cell>
          <table:table-cell table:formula="of:=[.B8]+[.C7]" office:value-type="float" office:value="1729.83803224563" calcext:value-type="float">
            <text:p>1729,8380322456</text:p>
          </table:table-cell>
          <table:table-cell table:formula="of:=[.$C8]/(500000 * [.$A8])" office:value-type="float" office:value="0.000494239437784467" calcext:value-type="float">
            <text:p>0,0004942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8" table:number-matrix-columns-spanned="1" table:number-matrix-rows-spanned="1" table:formula="of:=INTERCEPT([.$C$2:.$C$61] ; [.$E$2:.$E$61])" office:value-type="float" office:value="9.12782245045764" calcext:value-type="float">
            <text:p>9,12782245045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687466621399" calcext:value-type="float">
            <text:p>243,6874666214</text:p>
          </table:table-cell>
          <table:table-cell table:formula="of:=[.B9]+[.C8]" office:value-type="float" office:value="1973.52549886703" calcext:value-type="float">
            <text:p>1973,525498867</text:p>
          </table:table-cell>
          <table:table-cell table:formula="of:=[.$C9]/(500000 * [.$A9])" office:value-type="float" office:value="0.000493381374716758" calcext:value-type="float">
            <text:p>0,0004934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.051820993423" calcext:value-type="float">
            <text:p>247,0518209934</text:p>
          </table:table-cell>
          <table:table-cell table:formula="of:=[.B10]+[.C9]" office:value-type="float" office:value="2220.57731986046" calcext:value-type="float">
            <text:p>2220,5773198605</text:p>
          </table:table-cell>
          <table:table-cell table:formula="of:=[.$C10]/(500000 * [.$A10])" office:value-type="float" office:value="0.000493461626635657" calcext:value-type="float">
            <text:p>0,0004935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54.593640009299" calcext:value-type="float">
            <text:p>254,5936400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081605911255" calcext:value-type="float">
            <text:p>244,0816059113</text:p>
          </table:table-cell>
          <table:table-cell table:formula="of:=[.B11]+[.C10]" office:value-type="float" office:value="2464.65892577171" calcext:value-type="float">
            <text:p>2464,6589257717</text:p>
          </table:table-cell>
          <table:table-cell table:formula="of:=[.$C11]/(500000 * [.$A11])" office:value-type="float" office:value="0.000492931785154342" calcext:value-type="float">
            <text:p>0,0004929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500.059457568141" calcext:value-type="float">
            <text:p>500,0594575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65103673935" calcext:value-type="float">
            <text:p>246,6651036739</text:p>
          </table:table-cell>
          <table:table-cell table:formula="of:=[.B12]+[.C11]" office:value-type="float" office:value="2711.32402944565" calcext:value-type="float">
            <text:p>2711,3240294457</text:p>
          </table:table-cell>
          <table:table-cell table:formula="of:=[.$C12]/(500000 * [.$A12])" office:value-type="float" office:value="0.000492968005353754" calcext:value-type="float">
            <text:p>0,0004930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45.525275126983" calcext:value-type="float">
            <text:p>745,525275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3.083410739899" calcext:value-type="float">
            <text:p>243,0834107399</text:p>
          </table:table-cell>
          <table:table-cell table:formula="of:=[.B13]+[.C12]" office:value-type="float" office:value="2954.40744018554" calcext:value-type="float">
            <text:p>2954,4074401856</text:p>
          </table:table-cell>
          <table:table-cell table:formula="of:=[.$C13]/(500000 * [.$A13])" office:value-type="float" office:value="0.000492401240030924" calcext:value-type="float">
            <text:p>0,0004924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90.991092685824" calcext:value-type="float">
            <text:p>990,9910926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.821967840195" calcext:value-type="float">
            <text:p>246,8219678402</text:p>
          </table:table-cell>
          <table:table-cell table:formula="of:=[.B14]+[.C13]" office:value-type="float" office:value="3201.22940802574" calcext:value-type="float">
            <text:p>3201,2294080257</text:p>
          </table:table-cell>
          <table:table-cell table:formula="of:=[.$C14]/(500000 * [.$A14])" office:value-type="float" office:value="0.00049249683200396" calcext:value-type="float">
            <text:p>0,0004925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236.45691024467" calcext:value-type="float">
            <text:p>1236,45691024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538497924805" calcext:value-type="float">
            <text:p>244,5384979248</text:p>
          </table:table-cell>
          <table:table-cell table:formula="of:=[.B15]+[.C14]" office:value-type="float" office:value="3445.76790595054" calcext:value-type="float">
            <text:p>3445,7679059506</text:p>
          </table:table-cell>
          <table:table-cell table:formula="of:=[.$C15]/(500000 * [.$A15])" office:value-type="float" office:value="0.000492252557992935" calcext:value-type="float">
            <text:p>0,0004923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81.92272780351" calcext:value-type="float">
            <text:p>1481,9227278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843365907669" calcext:value-type="float">
            <text:p>246,8433659077</text:p>
          </table:table-cell>
          <table:table-cell table:formula="of:=[.B16]+[.C15]" office:value-type="float" office:value="3692.61127185821" calcext:value-type="float">
            <text:p>3692,6112718582</text:p>
          </table:table-cell>
          <table:table-cell table:formula="of:=[.$C16]/(500000 * [.$A16])" office:value-type="float" office:value="0.000492348169581095" calcext:value-type="float">
            <text:p>0,0004923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727.38854536235" calcext:value-type="float">
            <text:p>1727,3885453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996777296066" calcext:value-type="float">
            <text:p>243,9967772961</text:p>
          </table:table-cell>
          <table:table-cell table:formula="of:=[.B17]+[.C16]" office:value-type="float" office:value="3936.60804915428" calcext:value-type="float">
            <text:p>3936,6080491543</text:p>
          </table:table-cell>
          <table:table-cell table:formula="of:=[.$C17]/(500000 * [.$A17])" office:value-type="float" office:value="0.000492076006144285" calcext:value-type="float">
            <text:p>0,0004921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72.85436292119" calcext:value-type="float">
            <text:p>1972,8543629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246.79736661911" calcext:value-type="float">
            <text:p>246,797366619110</text:p>
          </table:table-cell>
          <table:table-cell table:formula="of:=[.B18]+[.C17]" office:value-type="float" office:value="4183.40541577339" calcext:value-type="float">
            <text:p>4183,4054157734</text:p>
          </table:table-cell>
          <table:table-cell table:formula="of:=[.$C18]/(500000 * [.$A18])" office:value-type="float" office:value="0.000492165343032163" calcext:value-type="float">
            <text:p>0,0004922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218.32018048003" calcext:value-type="float">
            <text:p>2218,320180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3.908072948456" calcext:value-type="float">
            <text:p>243,9080729485</text:p>
          </table:table-cell>
          <table:table-cell table:formula="of:=[.B19]+[.C18]" office:value-type="float" office:value="4427.31348872185" calcext:value-type="float">
            <text:p>4427,3134887219</text:p>
          </table:table-cell>
          <table:table-cell table:formula="of:=[.$C19]/(500000 * [.$A19])" office:value-type="float" office:value="0.000491923720969094" calcext:value-type="float">
            <text:p>0,0004919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463.78599803887" calcext:value-type="float">
            <text:p>2463,7859980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43504428864" calcext:value-type="float">
            <text:p>247,3435044289</text:p>
          </table:table-cell>
          <table:table-cell table:formula="of:=[.B20]+[.C19]" office:value-type="float" office:value="4674.65699315071" calcext:value-type="float">
            <text:p>4674,6569931507</text:p>
          </table:table-cell>
          <table:table-cell table:formula="of:=[.$C20]/(500000 * [.$A20])" office:value-type="float" office:value="0.000492069157173759" calcext:value-type="float">
            <text:p>0,0004921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709.25181559772" calcext:value-type="float">
            <text:p>2709,25181559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583495378494" calcext:value-type="float">
            <text:p>243,5834953785</text:p>
          </table:table-cell>
          <table:table-cell table:formula="of:=[.B21]+[.C20]" office:value-type="float" office:value="4918.2404885292" calcext:value-type="float">
            <text:p>4918,2404885292</text:p>
          </table:table-cell>
          <table:table-cell table:formula="of:=[.$C21]/(500000 * [.$A21])" office:value-type="float" office:value="0.00049182404885292" calcext:value-type="float">
            <text:p>0,0004918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954.71763315656" calcext:value-type="float">
            <text:p>2954,7176331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.279113531113" calcext:value-type="float">
            <text:p>247,2791135311</text:p>
          </table:table-cell>
          <table:table-cell table:formula="of:=[.B22]+[.C21]" office:value-type="float" office:value="5165.51960206032" calcext:value-type="float">
            <text:p>5165,5196020603</text:p>
          </table:table-cell>
          <table:table-cell table:formula="of:=[.$C22]/(500000 * [.$A22])" office:value-type="float" office:value="0.000491954247815268" calcext:value-type="float">
            <text:p>0,0004920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200.1834507154" calcext:value-type="float">
            <text:p>3200,1834507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4.552600860596" calcext:value-type="float">
            <text:p>244,5526008606</text:p>
          </table:table-cell>
          <table:table-cell table:formula="of:=[.B23]+[.C22]" office:value-type="float" office:value="5410.07220292091" calcext:value-type="float">
            <text:p>5410,0722029209</text:p>
          </table:table-cell>
          <table:table-cell table:formula="of:=[.$C23]/(500000 * [.$A23])" office:value-type="float" office:value="0.000491824745720083" calcext:value-type="float">
            <text:p>0,0004918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445.64926827424" calcext:value-type="float">
            <text:p>3445,64926827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26820135117" calcext:value-type="float">
            <text:p>246,8268201351</text:p>
          </table:table-cell>
          <table:table-cell table:formula="of:=[.B24]+[.C23]" office:value-type="float" office:value="5656.89902305603" calcext:value-type="float">
            <text:p>5656,899023056</text:p>
          </table:table-cell>
          <table:table-cell table:formula="of:=[.$C24]/(500000 * [.$A24])" office:value-type="float" office:value="0.000491904262874437" calcext:value-type="float">
            <text:p>0,0004919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691.11508583308" calcext:value-type="float">
            <text:p>3691,11508583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86804866791" calcext:value-type="float">
            <text:p>243,5868048668</text:p>
          </table:table-cell>
          <table:table-cell table:formula="of:=[.B25]+[.C24]" office:value-type="float" office:value="5900.48582792282" calcext:value-type="float">
            <text:p>5900,4858279228</text:p>
          </table:table-cell>
          <table:table-cell table:formula="of:=[.$C25]/(500000 * [.$A25])" office:value-type="float" office:value="0.000491707152326902" calcext:value-type="float">
            <text:p>0,0004917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936.58090339192" calcext:value-type="float">
            <text:p>3936,5809033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712879657745" calcext:value-type="float">
            <text:p>246,7128796577</text:p>
          </table:table-cell>
          <table:table-cell table:formula="of:=[.B26]+[.C25]" office:value-type="float" office:value="6147.19870758057" calcext:value-type="float">
            <text:p>6147,1987075806</text:p>
          </table:table-cell>
          <table:table-cell table:formula="of:=[.$C26]/(500000 * [.$A26])" office:value-type="float" office:value="0.000491775896606445" calcext:value-type="float">
            <text:p>0,0004918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182.04672095077" calcext:value-type="float">
            <text:p>4182,04672095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4.055974006653" calcext:value-type="float">
            <text:p>244,0559740067</text:p>
          </table:table-cell>
          <table:table-cell table:formula="of:=[.B27]+[.C26]" office:value-type="float" office:value="6391.25468158722" calcext:value-type="float">
            <text:p>6391,2546815872</text:p>
          </table:table-cell>
          <table:table-cell table:formula="of:=[.$C27]/(500000 * [.$A27])" office:value-type="float" office:value="0.000491634975506709" calcext:value-type="float">
            <text:p>0,0004916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427.51253850961" calcext:value-type="float">
            <text:p>4427,51253850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512936115265" calcext:value-type="float">
            <text:p>246,5129361153</text:p>
          </table:table-cell>
          <table:table-cell table:formula="of:=[.B28]+[.C27]" office:value-type="float" office:value="6637.76761770248" calcext:value-type="float">
            <text:p>6637,7676177025</text:p>
          </table:table-cell>
          <table:table-cell table:formula="of:=[.$C28]/(500000 * [.$A28])" office:value-type="float" office:value="0.000491686490200184" calcext:value-type="float">
            <text:p>0,0004917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672.97835606845" calcext:value-type="float">
            <text:p>4672,97835606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63596963882" calcext:value-type="float">
            <text:p>244,0635969639</text:p>
          </table:table-cell>
          <table:table-cell table:formula="of:=[.B29]+[.C28]" office:value-type="float" office:value="6881.83121466637" calcext:value-type="float">
            <text:p>6881,8312146664</text:p>
          </table:table-cell>
          <table:table-cell table:formula="of:=[.$C29]/(500000 * [.$A29])" office:value-type="float" office:value="0.000491559372476169" calcext:value-type="float">
            <text:p>0,0004916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918.44417362729" calcext:value-type="float">
            <text:p>4918,44417362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6.992367982864" calcext:value-type="float">
            <text:p>246,9923679829</text:p>
          </table:table-cell>
          <table:table-cell table:formula="of:=[.B30]+[.C29]" office:value-type="float" office:value="7128.82358264923" calcext:value-type="float">
            <text:p>7128,8235826492</text:p>
          </table:table-cell>
          <table:table-cell table:formula="of:=[.$C30]/(500000 * [.$A30])" office:value-type="float" office:value="0.000491643005699947" calcext:value-type="float">
            <text:p>0,0004916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163.90999118613" calcext:value-type="float">
            <text:p>5163,90999118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301412343979" calcext:value-type="float">
            <text:p>244,301412344</text:p>
          </table:table-cell>
          <table:table-cell table:formula="of:=[.B31]+[.C30]" office:value-type="float" office:value="7373.12499499321" calcext:value-type="float">
            <text:p>7373,1249949932</text:p>
          </table:table-cell>
          <table:table-cell table:formula="of:=[.$C31]/(500000 * [.$A31])" office:value-type="float" office:value="0.000491541666332881" calcext:value-type="float">
            <text:p>0,0004915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409.37580874497" calcext:value-type="float">
            <text:p>5409,3758087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01321268082" calcext:value-type="float">
            <text:p>247,3013212681</text:p>
          </table:table-cell>
          <table:table-cell table:formula="of:=[.B32]+[.C31]" office:value-type="float" office:value="7620.42631626129" calcext:value-type="float">
            <text:p>7620,4263162613</text:p>
          </table:table-cell>
          <table:table-cell table:formula="of:=[.$C32]/(500000 * [.$A32])" office:value-type="float" office:value="0.000491640407500728" calcext:value-type="float">
            <text:p>0,0004916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654.84162630382" calcext:value-type="float">
            <text:p>5654,8416263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18034934998" calcext:value-type="float">
            <text:p>244,018034935</text:p>
          </table:table-cell>
          <table:table-cell table:formula="of:=[.B33]+[.C32]" office:value-type="float" office:value="7864.44435119629" calcext:value-type="float">
            <text:p>7864,4443511963</text:p>
          </table:table-cell>
          <table:table-cell table:formula="of:=[.$C33]/(500000 * [.$A33])" office:value-type="float" office:value="0.000491527771949768" calcext:value-type="float">
            <text:p>0,0004915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900.30744386266" calcext:value-type="float">
            <text:p>5900,30744386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452364444733" calcext:value-type="float">
            <text:p>246,4523644447</text:p>
          </table:table-cell>
          <table:table-cell table:formula="of:=[.B34]+[.C33]" office:value-type="float" office:value="8110.89671564102" calcext:value-type="float">
            <text:p>8110,896715641</text:p>
          </table:table-cell>
          <table:table-cell table:formula="of:=[.$C34]/(500000 * [.$A34])" office:value-type="float" office:value="0.000491569497917638" calcext:value-type="float">
            <text:p>0,0004916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6145.7732614215" calcext:value-type="float">
            <text:p>6145,77326142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804978609085" calcext:value-type="float">
            <text:p>243,8049786091</text:p>
          </table:table-cell>
          <table:table-cell table:formula="of:=[.B35]+[.C34]" office:value-type="float" office:value="8354.70169425011" calcext:value-type="float">
            <text:p>8354,7016942501</text:p>
          </table:table-cell>
          <table:table-cell table:formula="of:=[.$C35]/(500000 * [.$A35])" office:value-type="float" office:value="0.000491453040838242" calcext:value-type="float">
            <text:p>0,0004915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391.23907898034" calcext:value-type="float">
            <text:p>6391,2390789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827328681946" calcext:value-type="float">
            <text:p>246,8273286819</text:p>
          </table:table-cell>
          <table:table-cell table:formula="of:=[.B36]+[.C35]" office:value-type="float" office:value="8601.52902293205" calcext:value-type="float">
            <text:p>8601,5290229321</text:p>
          </table:table-cell>
          <table:table-cell table:formula="of:=[.$C36]/(500000 * [.$A36])" office:value-type="float" office:value="0.000491515944167546" calcext:value-type="float">
            <text:p>0,000491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636.70489653918" calcext:value-type="float">
            <text:p>6636,7048965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590397834778" calcext:value-type="float">
            <text:p>243,5903978348</text:p>
          </table:table-cell>
          <table:table-cell table:formula="of:=[.B37]+[.C36]" office:value-type="float" office:value="8845.11942076683" calcext:value-type="float">
            <text:p>8845,1194207668</text:p>
          </table:table-cell>
          <table:table-cell table:formula="of:=[.$C37]/(500000 * [.$A37])" office:value-type="float" office:value="0.000491395523375935" calcext:value-type="float">
            <text:p>0,0004914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882.17071409802" calcext:value-type="float">
            <text:p>6882,1707140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298872470856" calcext:value-type="float">
            <text:p>247,2988724709</text:p>
          </table:table-cell>
          <table:table-cell table:formula="of:=[.B38]+[.C37]" office:value-type="float" office:value="9092.41829323769" calcext:value-type="float">
            <text:p>9092,4182932377</text:p>
          </table:table-cell>
          <table:table-cell table:formula="of:=[.$C38]/(500000 * [.$A38])" office:value-type="float" office:value="0.00049148206990474" calcext:value-type="float">
            <text:p>0,0004915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7127.63653165687" calcext:value-type="float">
            <text:p>7127,63653165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385411024094" calcext:value-type="float">
            <text:p>243,3854110241</text:p>
          </table:table-cell>
          <table:table-cell table:formula="of:=[.B39]+[.C38]" office:value-type="float" office:value="9335.80370426178" calcext:value-type="float">
            <text:p>9335,8037042618</text:p>
          </table:table-cell>
          <table:table-cell table:formula="of:=[.$C39]/(500000 * [.$A39])" office:value-type="float" office:value="0.000491358089697988" calcext:value-type="float">
            <text:p>0,0004914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373.10234921571" calcext:value-type="float">
            <text:p>7373,1023492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6.644803524017" calcext:value-type="float">
            <text:p>246,644803524</text:p>
          </table:table-cell>
          <table:table-cell table:style-name="ce7" table:formula="of:=[.B40]+[.C39]" office:value-type="float" office:value="9582.4485077858" calcext:value-type="float">
            <text:p>9582,44850778580</text:p>
          </table:table-cell>
          <table:table-cell table:formula="of:=[.$C40]/(500000 * [.$A40])" office:value-type="float" office:value="0.000491407615783887" calcext:value-type="float">
            <text:p>0,0004914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618.56816677455" calcext:value-type="float">
            <text:p>7618,56816677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244.12362575531" calcext:value-type="float">
            <text:p>244,123625755310</text:p>
          </table:table-cell>
          <table:table-cell table:formula="of:=[.B41]+[.C40]" office:value-type="float" office:value="9826.57213354111" calcext:value-type="float">
            <text:p>9826,5721335411</text:p>
          </table:table-cell>
          <table:table-cell table:formula="of:=[.$C41]/(500000 * [.$A41])" office:value-type="float" office:value="0.000491328606677055" calcext:value-type="float">
            <text:p>0,0004913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864.03398433339" calcext:value-type="float">
            <text:p>7864,03398433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.533238649368" calcext:value-type="float">
            <text:p>244,5332386494</text:p>
          </table:table-cell>
          <table:table-cell table:formula="of:=[.B42]+[.C41]" office:value-type="float" office:value="10071.1053721905" calcext:value-type="float">
            <text:p>10071,1053721905</text:p>
          </table:table-cell>
          <table:table-cell table:formula="of:=[.$C42]/(500000 * [.$A42])" office:value-type="float" office:value="0.000491273432789779" calcext:value-type="float">
            <text:p>0,0004913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8109.49980189223" calcext:value-type="float">
            <text:p>8109,49980189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float" office:value="246.89673614502" calcext:value-type="float">
            <text:p>246,896736145020</text:p>
          </table:table-cell>
          <table:table-cell table:formula="of:=[.B43]+[.C42]" office:value-type="float" office:value="10318.0021083355" calcext:value-type="float">
            <text:p>10318,0021083355</text:p>
          </table:table-cell>
          <table:table-cell table:formula="of:=[.$C43]/(500000 * [.$A43])" office:value-type="float" office:value="0.000491333433730262" calcext:value-type="float">
            <text:p>0,0004913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354.96561945107" calcext:value-type="float">
            <text:p>8354,96561945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4.110486030579" calcext:value-type="float">
            <text:p>244,1104860306</text:p>
          </table:table-cell>
          <table:table-cell table:formula="of:=[.B44]+[.C43]" office:value-type="float" office:value="10562.1125943661" calcext:value-type="float">
            <text:p>10562,1125943661</text:p>
          </table:table-cell>
          <table:table-cell table:formula="of:=[.$C44]/(500000 * [.$A44])" office:value-type="float" office:value="0.000491261050900747" calcext:value-type="float">
            <text:p>0,0004913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600.43143700992" calcext:value-type="float">
            <text:p>8600,43143700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073539495468" calcext:value-type="float">
            <text:p>246,0735394955</text:p>
          </table:table-cell>
          <table:table-cell table:formula="of:=[.B45]+[.C44]" office:value-type="float" office:value="10808.1861338615" calcext:value-type="float">
            <text:p>10808,1861338615</text:p>
          </table:table-cell>
          <table:table-cell table:formula="of:=[.$C45]/(500000 * [.$A45])" office:value-type="float" office:value="0.000491281187902797" calcext:value-type="float">
            <text:p>0,0004913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845.89725456876" calcext:value-type="float">
            <text:p>8845,89725456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324167966843" calcext:value-type="float">
            <text:p>244,3241679668</text:p>
          </table:table-cell>
          <table:table-cell table:formula="of:=[.B46]+[.C45]" office:value-type="float" office:value="11052.5103018284" calcext:value-type="float">
            <text:p>11052,5103018284</text:p>
          </table:table-cell>
          <table:table-cell table:formula="of:=[.$C46]/(500000 * [.$A46])" office:value-type="float" office:value="0.000491222680081261" calcext:value-type="float">
            <text:p>0,0004912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9091.3630721276" calcext:value-type="float">
            <text:p>9091,36307212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246.74736738205" calcext:value-type="float">
            <text:p>246,747367382050</text:p>
          </table:table-cell>
          <table:table-cell table:formula="of:=[.B47]+[.C46]" office:value-type="float" office:value="11299.2576692104" calcext:value-type="float">
            <text:p>11299,2576692104</text:p>
          </table:table-cell>
          <table:table-cell table:formula="of:=[.$C47]/(500000 * [.$A47])" office:value-type="float" office:value="0.000491272072574367" calcext:value-type="float">
            <text:p>0,0004913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336.82888968644" calcext:value-type="float">
            <text:p>9336,82888968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float" office:value="244.40317940712" calcext:value-type="float">
            <text:p>244,403179407120</text:p>
          </table:table-cell>
          <table:table-cell table:formula="of:=[.B48]+[.C47]" office:value-type="float" office:value="11543.6608486176" calcext:value-type="float">
            <text:p>11543,6608486176</text:p>
          </table:table-cell>
          <table:table-cell table:formula="of:=[.$C48]/(500000 * [.$A48])" office:value-type="float" office:value="0.00049121961057947" calcext:value-type="float">
            <text:p>0,0004912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582.29470724528" calcext:value-type="float">
            <text:p>9582,2947072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7.883196830749" calcext:value-type="float">
            <text:p>247,8831968307</text:p>
          </table:table-cell>
          <table:table-cell table:formula="of:=[.B49]+[.C48]" office:value-type="float" office:value="11791.5440454483" calcext:value-type="float">
            <text:p>11791,5440454483</text:p>
          </table:table-cell>
          <table:table-cell table:formula="of:=[.$C49]/(500000 * [.$A49])" office:value-type="float" office:value="0.000491314335227013" calcext:value-type="float">
            <text:p>0,0004913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827.76052480412" calcext:value-type="float">
            <text:p>9827,7605248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4.413834810257" calcext:value-type="float">
            <text:p>244,4138348103</text:p>
          </table:table-cell>
          <table:table-cell table:formula="of:=[.B50]+[.C49]" office:value-type="float" office:value="12035.9578802586" calcext:value-type="float">
            <text:p>12035,9578802586</text:p>
          </table:table-cell>
          <table:table-cell table:formula="of:=[.$C50]/(500000 * [.$A50])" office:value-type="float" office:value="0.000491263586949329" calcext:value-type="float">
            <text:p>0,0004913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10073.226342363" calcext:value-type="float">
            <text:p>10073,226342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7.057592630386" calcext:value-type="float">
            <text:p>247,0575926304</text:p>
          </table:table-cell>
          <table:table-cell table:formula="of:=[.B51]+[.C50]" office:value-type="float" office:value="12283.0154728889" calcext:value-type="float">
            <text:p>12283,0154728889</text:p>
          </table:table-cell>
          <table:table-cell table:formula="of:=[.$C51]/(500000 * [.$A51])" office:value-type="float" office:value="0.000491320618915558" calcext:value-type="float">
            <text:p>0,0004913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318.6921599218" calcext:value-type="float">
            <text:p>10318,69215992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6.534549474716" calcext:value-type="float">
            <text:p>246,5345494747</text:p>
          </table:table-cell>
          <table:table-cell table:formula="of:=[.B52]+[.C51]" office:value-type="float" office:value="12529.5500223637" calcext:value-type="float">
            <text:p>12529,5500223637</text:p>
          </table:table-cell>
          <table:table-cell table:formula="of:=[.$C52]/(500000 * [.$A52])" office:value-type="float" office:value="0.000491354902837791" calcext:value-type="float">
            <text:p>0,0004914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564.1579774806" calcext:value-type="float">
            <text:p>10564,15797748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3.806964635849" calcext:value-type="float">
            <text:p>243,8069646358</text:p>
          </table:table-cell>
          <table:table-cell table:formula="of:=[.B53]+[.C52]" office:value-type="float" office:value="12773.3569869995" calcext:value-type="float">
            <text:p>12773,3569869995</text:p>
          </table:table-cell>
          <table:table-cell table:formula="of:=[.$C53]/(500000 * [.$A53])" office:value-type="float" office:value="0.000491282961038443" calcext:value-type="float">
            <text:p>0,0004913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809.6237950395" calcext:value-type="float">
            <text:p>10809,62379503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4.316905260086" calcext:value-type="float">
            <text:p>244,3169052601</text:p>
          </table:table-cell>
          <table:table-cell table:formula="of:=[.B54]+[.C53]" office:value-type="float" office:value="13017.6738922596" calcext:value-type="float">
            <text:p>13017,6738922596</text:p>
          </table:table-cell>
          <table:table-cell table:formula="of:=[.$C54]/(500000 * [.$A54])" office:value-type="float" office:value="0.0004912329770664" calcext:value-type="float">
            <text:p>0,0004912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1055.0896125983" calcext:value-type="float">
            <text:p>11055,08961259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623758554459" calcext:value-type="float">
            <text:p>246,6237585545</text:p>
          </table:table-cell>
          <table:table-cell table:formula="of:=[.B55]+[.C54]" office:value-type="float" office:value="13264.2976508141" calcext:value-type="float">
            <text:p>13264,2976508141</text:p>
          </table:table-cell>
          <table:table-cell table:formula="of:=[.$C55]/(500000 * [.$A55])" office:value-type="float" office:value="0.000491270283363484" calcext:value-type="float">
            <text:p>0,0004913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300.5554301572" calcext:value-type="float">
            <text:p>11300,55543015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800325393677" calcext:value-type="float">
            <text:p>244,8003253937</text:p>
          </table:table-cell>
          <table:table-cell table:formula="of:=[.B56]+[.C55]" office:value-type="float" office:value="13509.0979762077" calcext:value-type="float">
            <text:p>13509,0979762077</text:p>
          </table:table-cell>
          <table:table-cell table:formula="of:=[.$C56]/(500000 * [.$A56])" office:value-type="float" office:value="0.000491239926407554" calcext:value-type="float">
            <text:p>0,0004912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546.021247716" calcext:value-type="float">
            <text:p>11546,0212477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7.068780660629" calcext:value-type="float">
            <text:p>247,0687806606</text:p>
          </table:table-cell>
          <table:table-cell table:formula="of:=[.B57]+[.C56]" office:value-type="float" office:value="13756.1667568684" calcext:value-type="float">
            <text:p>13756,1667568684</text:p>
          </table:table-cell>
          <table:table-cell table:formula="of:=[.$C57]/(500000 * [.$A57])" office:value-type="float" office:value="0.000491291669888156" calcext:value-type="float">
            <text:p>0,0004913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791.4870652749" calcext:value-type="float">
            <text:p>11791,48706527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4.382819414139" calcext:value-type="float">
            <text:p>244,3828194141</text:p>
          </table:table-cell>
          <table:table-cell table:formula="of:=[.B58]+[.C57]" office:value-type="float" office:value="14000.5495762825" calcext:value-type="float">
            <text:p>14000,5495762825</text:p>
          </table:table-cell>
          <table:table-cell table:formula="of:=[.$C58]/(500000 * [.$A58])" office:value-type="float" office:value="0.000491247353553772" calcext:value-type="float">
            <text:p>0,0004912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2036.9528828337" calcext:value-type="float">
            <text:p>12036,95288283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.253136396408" calcext:value-type="float">
            <text:p>247,2531363964</text:p>
          </table:table-cell>
          <table:table-cell table:formula="of:=[.B59]+[.C58]" office:value-type="float" office:value="14247.8027126789" calcext:value-type="float">
            <text:p>14247,8027126789</text:p>
          </table:table-cell>
          <table:table-cell table:formula="of:=[.$C59]/(500000 * [.$A59])" office:value-type="float" office:value="0.000491303541816514" calcext:value-type="float">
            <text:p>0,0004913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2282.4187003925" calcext:value-type="float">
            <text:p>12282,41870039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float" office:value="243.45800280571" calcext:value-type="float">
            <text:p>243,458002805710</text:p>
          </table:table-cell>
          <table:table-cell table:formula="of:=[.B60]+[.C59]" office:value-type="float" office:value="14491.2607154846" calcext:value-type="float">
            <text:p>14491,2607154846</text:p>
          </table:table-cell>
          <table:table-cell table:formula="of:=[.$C60]/(500000 * [.$A60])" office:value-type="float" office:value="0.000491229176796089" calcext:value-type="float">
            <text:p>0,0004912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527.8845179514" calcext:value-type="float">
            <text:p>12527,8845179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4946374893" calcext:value-type="float">
            <text:p>246,3549463749</text:p>
          </table:table-cell>
          <table:table-cell table:formula="of:=[.B61]+[.C60]" office:value-type="float" office:value="14737.6156618595" calcext:value-type="float">
            <text:p>14737,6156618595</text:p>
          </table:table-cell>
          <table:table-cell table:formula="of:=[.$C61]/(500000 * [.$A61])" office:value-type="float" office:value="0.000491253855395317" calcext:value-type="float">
            <text:p>0,0004913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773.3503355102" calcext:value-type="float">
            <text:p>12773,3503355102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formula="of:=SUM([.B2:.B61])" office:value-type="float" office:value="14737.6156618595" calcext:value-type="float">
            <text:p>14737,6156618595</text:p>
          </table:table-cell>
          <table:table-cell table:formula="of:=[.C61]" office:value-type="float" office:value="14737.6156618595" calcext:value-type="float">
            <text:p>14737,6156618595</text:p>
          </table:table-cell>
          <table:table-cell table:formula="of:=AVERAGE([.D2:.D61])" office:value-type="float" office:value="0.000491923991776326" calcext:value-type="float">
            <text:p>0,0004919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3018.8161530691" calcext:value-type="float">
            <text:p>13018,816153069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3264.2819706279" calcext:value-type="float">
            <text:p>13264,281970627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509.7477881868" calcext:value-type="float">
            <text:p>13509,747788186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755.2136057456" calcext:value-type="float">
            <text:p>13755,213605745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4000.6794233044" calcext:value-type="float">
            <text:p>14000,679423304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4246.1452408633" calcext:value-type="float">
            <text:p>14246,14524086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491.6110584221" calcext:value-type="float">
            <text:p>14491,611058422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737.076875981" calcext:value-type="float">
            <text:p>14737,076875981</text:p>
          </table:table-cell>
        </table:table-row>
      </table:table>
      <table:table table:name="select" table:style-name="ta1">
        <table:table-column table:style-name="co1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Tempo do bloco</text:p>
          </table:table-cell>
          <table:table-cell office:value-type="string" calcext:value-type="string">
            <text:p>DAO</text:p>
          </table:table-cell>
          <table:table-cell table:style-name="Default" office:value-type="string" calcext:value-type="string">
            <text:p>DAU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816485404968" calcext:value-type="float">
            <text:p>237,816485405</text:p>
          </table:table-cell>
          <table:table-cell table:formula="of:=[.B2]" office:value-type="float" office:value="237.816485404968" calcext:value-type="float">
            <text:p>237,816485405</text:p>
          </table:table-cell>
          <table:table-cell table:formula="of:=[.$C2]/(500000 * [.$A2])" office:value-type="float" office:value="0.000475632970809936" calcext:value-type="float">
            <text:p>0,0004756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.942408323288" calcext:value-type="float">
            <text:p>237,9424083233</text:p>
          </table:table-cell>
          <table:table-cell table:formula="of:=[.B3]+[.C2]" office:value-type="float" office:value="475.758893728256" calcext:value-type="float">
            <text:p>475,7588937283</text:p>
          </table:table-cell>
          <table:table-cell table:formula="of:=[.$C3]/(500000 * [.$A3])" office:value-type="float" office:value="0.000475758893728256" calcext:value-type="float">
            <text:p>0,0004758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.577770471573" calcext:value-type="float">
            <text:p>235,5777704716</text:p>
          </table:table-cell>
          <table:table-cell table:formula="of:=[.B4]+[.C3]" office:value-type="float" office:value="711.336664199829" calcext:value-type="float">
            <text:p>711,3366641998</text:p>
          </table:table-cell>
          <table:table-cell table:formula="of:=[.$C4]/(500000 * [.$A4])" office:value-type="float" office:value="0.000474224442799886" calcext:value-type="float">
            <text:p>0,0004742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8" table:number-matrix-columns-spanned="1" table:number-matrix-rows-spanned="1" table:formula="of:=RSQ([.$C$2:.$C$61] ; [.$E$2:.$E$61])" office:value-type="float" office:value="0.999999794797632" calcext:value-type="float">
            <text:p>0,99999979479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236.26833820343" calcext:value-type="float">
            <text:p>236,268338203430</text:p>
          </table:table-cell>
          <table:table-cell table:formula="of:=[.B5]+[.C4]" office:value-type="float" office:value="947.605002403259" calcext:value-type="float">
            <text:p>947,6050024033</text:p>
          </table:table-cell>
          <table:table-cell table:formula="of:=[.$C5]/(500000 * [.$A5])" office:value-type="float" office:value="0.00047380250120163" calcext:value-type="float">
            <text:p>0,0004738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8" table:number-matrix-columns-spanned="1" table:number-matrix-rows-spanned="1" table:formula="of:=STEYX([.$C$2:.$C$61] ; [.$E$2:.$E$61])" office:value-type="float" office:value="1.9115307616273" calcext:value-type="float">
            <text:p>1,911530761627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.997004508972" calcext:value-type="float">
            <text:p>238,997004509</text:p>
          </table:table-cell>
          <table:table-cell table:formula="of:=[.B6]+[.C5]" office:value-type="float" office:value="1186.60200691223" calcext:value-type="float">
            <text:p>1186,6020069122</text:p>
          </table:table-cell>
          <table:table-cell table:formula="of:=[.$C6]/(500000 * [.$A6])" office:value-type="float" office:value="0.000474640802764892" calcext:value-type="float">
            <text:p>0,0004746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238.43613910675" calcext:value-type="float">
            <text:p>238,436139106750</text:p>
          </table:table-cell>
          <table:table-cell table:formula="of:=[.B7]+[.C6]" office:value-type="float" office:value="1425.03814601898" calcext:value-type="float">
            <text:p>1425,038146019</text:p>
          </table:table-cell>
          <table:table-cell table:formula="of:=[.$C7]/(500000 * [.$A7])" office:value-type="float" office:value="0.00047501271533966" calcext:value-type="float">
            <text:p>0,0004750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8" table:number-matrix-columns-spanned="1" table:number-matrix-rows-spanned="1" table:formula="of:=SLOPE([.$C$2:.$C$61] ; [.$E$2:.$E$61])" office:value-type="float" office:value="0.000479135257191789" calcext:value-type="float">
            <text:p>0,00047913525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.688421964645" calcext:value-type="float">
            <text:p>239,6884219646</text:p>
          </table:table-cell>
          <table:table-cell table:formula="of:=[.B8]+[.C7]" office:value-type="float" office:value="1664.72656798363" calcext:value-type="float">
            <text:p>1664,7265679836</text:p>
          </table:table-cell>
          <table:table-cell table:formula="of:=[.$C8]/(500000 * [.$A8])" office:value-type="float" office:value="0.000475636162281036" calcext:value-type="float">
            <text:p>0,0004756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8" table:number-matrix-columns-spanned="1" table:number-matrix-rows-spanned="1" table:formula="of:=INTERCEPT([.$C$2:.$C$61] ; [.$E$2:.$E$61])" office:value-type="float" office:value="-10.9546076862134" calcext:value-type="float">
            <text:p>-10,954607686213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.612371921539" calcext:value-type="float">
            <text:p>239,6123719215</text:p>
          </table:table-cell>
          <table:table-cell table:formula="of:=[.B9]+[.C8]" office:value-type="float" office:value="1904.33893990517" calcext:value-type="float">
            <text:p>1904,3389399052</text:p>
          </table:table-cell>
          <table:table-cell table:formula="of:=[.$C9]/(500000 * [.$A9])" office:value-type="float" office:value="0.000476084734976291" calcext:value-type="float">
            <text:p>0,0004761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9.644790410995" calcext:value-type="float">
            <text:p>239,644790411</text:p>
          </table:table-cell>
          <table:table-cell table:formula="of:=[.B10]+[.C9]" office:value-type="float" office:value="2143.98373031616" calcext:value-type="float">
            <text:p>2143,9837303162</text:p>
          </table:table-cell>
          <table:table-cell table:formula="of:=[.$C10]/(500000 * [.$A10])" office:value-type="float" office:value="0.000476440828959147" calcext:value-type="float">
            <text:p>0,0004764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28.613020909681" calcext:value-type="float">
            <text:p>228,6130209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.053022384644" calcext:value-type="float">
            <text:p>240,0530223846</text:p>
          </table:table-cell>
          <table:table-cell table:formula="of:=[.B11]+[.C10]" office:value-type="float" office:value="2384.0367527008" calcext:value-type="float">
            <text:p>2384,0367527008</text:p>
          </table:table-cell>
          <table:table-cell table:formula="of:=[.$C11]/(500000 * [.$A11])" office:value-type="float" office:value="0.000476807350540161" calcext:value-type="float">
            <text:p>0,0004768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468.180649505576" calcext:value-type="float">
            <text:p>468,1806495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9.267096042633" calcext:value-type="float">
            <text:p>239,2670960426</text:p>
          </table:table-cell>
          <table:table-cell table:formula="of:=[.B12]+[.C11]" office:value-type="float" office:value="2623.30384874344" calcext:value-type="float">
            <text:p>2623,3038487434</text:p>
          </table:table-cell>
          <table:table-cell table:formula="of:=[.$C12]/(500000 * [.$A12])" office:value-type="float" office:value="0.00047696433613517" calcext:value-type="float">
            <text:p>0,0004770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07.74827810147" calcext:value-type="float">
            <text:p>707,7482781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.295099258423" calcext:value-type="float">
            <text:p>240,2950992584</text:p>
          </table:table-cell>
          <table:table-cell table:formula="of:=[.B13]+[.C12]" office:value-type="float" office:value="2863.59894800186" calcext:value-type="float">
            <text:p>2863,5989480019</text:p>
          </table:table-cell>
          <table:table-cell table:formula="of:=[.$C13]/(500000 * [.$A13])" office:value-type="float" office:value="0.000477266491333643" calcext:value-type="float">
            <text:p>0,0004773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47.315906697365" calcext:value-type="float">
            <text:p>947,3159066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.922762870789" calcext:value-type="float">
            <text:p>238,9227628708</text:p>
          </table:table-cell>
          <table:table-cell table:formula="of:=[.B14]+[.C13]" office:value-type="float" office:value="3102.52171087265" calcext:value-type="float">
            <text:p>3102,5217108727</text:p>
          </table:table-cell>
          <table:table-cell table:formula="of:=[.$C14]/(500000 * [.$A14])" office:value-type="float" office:value="0.000477311032441946" calcext:value-type="float">
            <text:p>0,0004773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186.88353529326" calcext:value-type="float">
            <text:p>1186,88353529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239.39786362648" calcext:value-type="float">
            <text:p>239,397863626480</text:p>
          </table:table-cell>
          <table:table-cell table:formula="of:=[.B15]+[.C14]" office:value-type="float" office:value="3341.91957449913" calcext:value-type="float">
            <text:p>3341,9195744991</text:p>
          </table:table-cell>
          <table:table-cell table:formula="of:=[.$C15]/(500000 * [.$A15])" office:value-type="float" office:value="0.000477417082071304" calcext:value-type="float">
            <text:p>0,0004774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26.45116388915" calcext:value-type="float">
            <text:p>1426,4511638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239.24632692337" calcext:value-type="float">
            <text:p>239,246326923370</text:p>
          </table:table-cell>
          <table:table-cell table:style-name="ce9" table:formula="of:=[.B16]+[.C15]" office:value-type="float" office:value="3581.1659014225" calcext:value-type="float">
            <text:p>3581,1659014225</text:p>
          </table:table-cell>
          <table:table-cell table:formula="of:=[.$C16]/(500000 * [.$A16])" office:value-type="float" office:value="0.000477488786856333" calcext:value-type="float">
            <text:p>0,0004775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666.01879248505" calcext:value-type="float">
            <text:p>1666,01879248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.682726860046" calcext:value-type="float">
            <text:p>239,68272686</text:p>
          </table:table-cell>
          <table:table-cell table:formula="of:=[.B17]+[.C16]" office:value-type="float" office:value="3820.84862828254" calcext:value-type="float">
            <text:p>3820,8486282826</text:p>
          </table:table-cell>
          <table:table-cell table:formula="of:=[.$C17]/(500000 * [.$A17])" office:value-type="float" office:value="0.000477606078535318" calcext:value-type="float">
            <text:p>0,0004776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05.58642108094" calcext:value-type="float">
            <text:p>1905,586421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.915360212326" calcext:value-type="float">
            <text:p>238,9153602123</text:p>
          </table:table-cell>
          <table:table-cell table:formula="of:=[.B18]+[.C17]" office:value-type="float" office:value="4059.76398849487" calcext:value-type="float">
            <text:p>4059,7639884949</text:p>
          </table:table-cell>
          <table:table-cell table:formula="of:=[.$C18]/(500000 * [.$A18])" office:value-type="float" office:value="0.000477619292764102" calcext:value-type="float">
            <text:p>0,0004776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145.15404967684" calcext:value-type="float">
            <text:p>2145,1540496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.708177804947" calcext:value-type="float">
            <text:p>240,7081778049</text:p>
          </table:table-cell>
          <table:table-cell table:formula="of:=[.B19]+[.C18]" office:value-type="float" office:value="4300.47216629982" calcext:value-type="float">
            <text:p>4300,4721662998</text:p>
          </table:table-cell>
          <table:table-cell table:formula="of:=[.$C19]/(500000 * [.$A19])" office:value-type="float" office:value="0.00047783024069998" calcext:value-type="float">
            <text:p>0,0004778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384.72167827273" calcext:value-type="float">
            <text:p>2384,721678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143970251083" calcext:value-type="float">
            <text:p>239,1439702511</text:p>
          </table:table-cell>
          <table:table-cell table:style-name="ce9" table:formula="of:=[.B20]+[.C19]" office:value-type="float" office:value="4539.6161365509" calcext:value-type="float">
            <text:p>4539,6161365509</text:p>
          </table:table-cell>
          <table:table-cell table:formula="of:=[.$C20]/(500000 * [.$A20])" office:value-type="float" office:value="0.000477854330163253" calcext:value-type="float">
            <text:p>0,0004779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624.28930686863" calcext:value-type="float">
            <text:p>2624,28930686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.035445451736" calcext:value-type="float">
            <text:p>240,0354454517</text:p>
          </table:table-cell>
          <table:table-cell table:formula="of:=[.B21]+[.C20]" office:value-type="float" office:value="4779.65158200264" calcext:value-type="float">
            <text:p>4779,6515820026</text:p>
          </table:table-cell>
          <table:table-cell table:formula="of:=[.$C21]/(500000 * [.$A21])" office:value-type="float" office:value="0.000477965158200264" calcext:value-type="float">
            <text:p>0,0004780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863.85693546452" calcext:value-type="float">
            <text:p>2863,85693546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.239649295807" calcext:value-type="float">
            <text:p>239,2396492958</text:p>
          </table:table-cell>
          <table:table-cell table:formula="of:=[.B22]+[.C21]" office:value-type="float" office:value="5018.89123129845" calcext:value-type="float">
            <text:p>5018,8912312985</text:p>
          </table:table-cell>
          <table:table-cell table:formula="of:=[.$C22]/(500000 * [.$A22])" office:value-type="float" office:value="0.000477989641076042" calcext:value-type="float">
            <text:p>0,0004780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103.42456406042" calcext:value-type="float">
            <text:p>3103,42456406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.369869232178" calcext:value-type="float">
            <text:p>239,3698692322</text:p>
          </table:table-cell>
          <table:table-cell table:formula="of:=[.B23]+[.C22]" office:value-type="float" office:value="5258.26110053062" calcext:value-type="float">
            <text:p>5258,2611005306</text:p>
          </table:table-cell>
          <table:table-cell table:formula="of:=[.$C23]/(500000 * [.$A23])" office:value-type="float" office:value="0.000478023736411875" calcext:value-type="float">
            <text:p>0,0004780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342.99219265631" calcext:value-type="float">
            <text:p>3342,99219265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9.945519685745" calcext:value-type="float">
            <text:p>239,9455196857</text:p>
          </table:table-cell>
          <table:table-cell table:formula="of:=[.B24]+[.C23]" office:value-type="float" office:value="5498.20662021637" calcext:value-type="float">
            <text:p>5498,2066202164</text:p>
          </table:table-cell>
          <table:table-cell table:formula="of:=[.$C24]/(500000 * [.$A24])" office:value-type="float" office:value="0.000478104923497075" calcext:value-type="float">
            <text:p>0,0004781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582.5598212522" calcext:value-type="float">
            <text:p>3582,5598212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113692522049" calcext:value-type="float">
            <text:p>239,113692522</text:p>
          </table:table-cell>
          <table:table-cell table:formula="of:=[.B25]+[.C24]" office:value-type="float" office:value="5737.32031273842" calcext:value-type="float">
            <text:p>5737,3203127384</text:p>
          </table:table-cell>
          <table:table-cell table:formula="of:=[.$C25]/(500000 * [.$A25])" office:value-type="float" office:value="0.000478110026061535" calcext:value-type="float">
            <text:p>0,0004781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822.1274498481" calcext:value-type="float">
            <text:p>3822,1274498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240.00707244873" calcext:value-type="float">
            <text:p>240,007072448730</text:p>
          </table:table-cell>
          <table:table-cell table:formula="of:=[.B26]+[.C25]" office:value-type="float" office:value="5977.32738518715" calcext:value-type="float">
            <text:p>5977,3273851872</text:p>
          </table:table-cell>
          <table:table-cell table:formula="of:=[.$C26]/(500000 * [.$A26])" office:value-type="float" office:value="0.000478186190814972" calcext:value-type="float">
            <text:p>0,0004782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061.69507844399" calcext:value-type="float">
            <text:p>4061,695078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.995922088623" calcext:value-type="float">
            <text:p>238,9959220886</text:p>
          </table:table-cell>
          <table:table-cell table:formula="of:=[.B27]+[.C26]" office:value-type="float" office:value="6216.32330727577" calcext:value-type="float">
            <text:p>6216,3233072758</text:p>
          </table:table-cell>
          <table:table-cell table:formula="of:=[.$C27]/(500000 * [.$A27])" office:value-type="float" office:value="0.00047817871594429" calcext:value-type="float">
            <text:p>0,0004782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301.26270703989" calcext:value-type="float">
            <text:p>4301,26270703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.737786769867" calcext:value-type="float">
            <text:p>239,7377867699</text:p>
          </table:table-cell>
          <table:table-cell table:formula="of:=[.B28]+[.C27]" office:value-type="float" office:value="6456.06109404564" calcext:value-type="float">
            <text:p>6456,0610940456</text:p>
          </table:table-cell>
          <table:table-cell table:formula="of:=[.$C28]/(500000 * [.$A28])" office:value-type="float" office:value="0.000478226747707084" calcext:value-type="float">
            <text:p>0,0004782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540.83033563578" calcext:value-type="float">
            <text:p>4540,8303356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9.090692996979" calcext:value-type="float">
            <text:p>239,090692997</text:p>
          </table:table-cell>
          <table:table-cell table:formula="of:=[.B29]+[.C28]" office:value-type="float" office:value="6695.15178704262" calcext:value-type="float">
            <text:p>6695,1517870426</text:p>
          </table:table-cell>
          <table:table-cell table:formula="of:=[.$C29]/(500000 * [.$A29])" office:value-type="float" office:value="0.000478225127645901" calcext:value-type="float">
            <text:p>0,0004782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780.39796423168" calcext:value-type="float">
            <text:p>4780,3979642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.093900918961" calcext:value-type="float">
            <text:p>240,093900919</text:p>
          </table:table-cell>
          <table:table-cell table:formula="of:=[.B30]+[.C29]" office:value-type="float" office:value="6935.24568796158" calcext:value-type="float">
            <text:p>6935,2456879616</text:p>
          </table:table-cell>
          <table:table-cell table:formula="of:=[.$C30]/(500000 * [.$A30])" office:value-type="float" office:value="0.000478292806066316" calcext:value-type="float">
            <text:p>0,0004783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019.96559282757" calcext:value-type="float">
            <text:p>5019,96559282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9.481382131577" calcext:value-type="float">
            <text:p>239,4813821316</text:p>
          </table:table-cell>
          <table:table-cell table:formula="of:=[.B31]+[.C30]" office:value-type="float" office:value="7174.72707009315" calcext:value-type="float">
            <text:p>7174,7270700932</text:p>
          </table:table-cell>
          <table:table-cell table:formula="of:=[.$C31]/(500000 * [.$A31])" office:value-type="float" office:value="0.00047831513800621" calcext:value-type="float">
            <text:p>0,0004783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259.53322142347" calcext:value-type="float">
            <text:p>5259,53322142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9.362095117569" calcext:value-type="float">
            <text:p>239,3620951176</text:p>
          </table:table-cell>
          <table:table-cell table:formula="of:=[.B32]+[.C31]" office:value-type="float" office:value="7414.08916521072" calcext:value-type="float">
            <text:p>7414,0891652107</text:p>
          </table:table-cell>
          <table:table-cell table:formula="of:=[.$C32]/(500000 * [.$A32])" office:value-type="float" office:value="0.000478328333239401" calcext:value-type="float">
            <text:p>0,0004783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499.10085001936" calcext:value-type="float">
            <text:p>5499,1008500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.763214349747" calcext:value-type="float">
            <text:p>239,7632143497</text:p>
          </table:table-cell>
          <table:table-cell table:formula="of:=[.B33]+[.C32]" office:value-type="float" office:value="7653.85237956047" calcext:value-type="float">
            <text:p>7653,8523795605</text:p>
          </table:table-cell>
          <table:table-cell table:formula="of:=[.$C33]/(500000 * [.$A33])" office:value-type="float" office:value="0.000478365773722529" calcext:value-type="float">
            <text:p>0,0004784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738.66847861525" calcext:value-type="float">
            <text:p>5738,6684786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0.094051599503" calcext:value-type="float">
            <text:p>240,0940515995</text:p>
          </table:table-cell>
          <table:table-cell table:formula="of:=[.B34]+[.C33]" office:value-type="float" office:value="7893.94643115997" calcext:value-type="float">
            <text:p>7893,94643116</text:p>
          </table:table-cell>
          <table:table-cell table:formula="of:=[.$C34]/(500000 * [.$A34])" office:value-type="float" office:value="0.000478420995827877" calcext:value-type="float">
            <text:p>0,0004784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5978.23610721115" calcext:value-type="float">
            <text:p>5978,2361072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9.188209533691" calcext:value-type="float">
            <text:p>239,1882095337</text:p>
          </table:table-cell>
          <table:table-cell table:formula="of:=[.B35]+[.C34]" office:value-type="float" office:value="8133.13464069366" calcext:value-type="float">
            <text:p>8133,1346406937</text:p>
          </table:table-cell>
          <table:table-cell table:formula="of:=[.$C35]/(500000 * [.$A35])" office:value-type="float" office:value="0.000478419684746686" calcext:value-type="float">
            <text:p>0,0004784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217.80373580704" calcext:value-type="float">
            <text:p>6217,80373580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.107839345932" calcext:value-type="float">
            <text:p>240,1078393459</text:p>
          </table:table-cell>
          <table:table-cell table:style-name="ce9" table:formula="of:=[.B36]+[.C35]" office:value-type="float" office:value="8373.2424800396" calcext:value-type="float">
            <text:p>8373,2424800396</text:p>
          </table:table-cell>
          <table:table-cell table:formula="of:=[.$C36]/(500000 * [.$A36])" office:value-type="float" office:value="0.000478470998859405" calcext:value-type="float">
            <text:p>0,000478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457.37136440294" calcext:value-type="float">
            <text:p>6457,37136440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9.766681432724" calcext:value-type="float">
            <text:p>239,7666814327</text:p>
          </table:table-cell>
          <table:table-cell table:formula="of:=[.B37]+[.C36]" office:value-type="float" office:value="8613.00916147232" calcext:value-type="float">
            <text:p>8613,0091614723</text:p>
          </table:table-cell>
          <table:table-cell table:formula="of:=[.$C37]/(500000 * [.$A37])" office:value-type="float" office:value="0.000478500508970684" calcext:value-type="float">
            <text:p>0,0004785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696.93899299883" calcext:value-type="float">
            <text:p>6696,9389929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240.35419511795" calcext:value-type="float">
            <text:p>240,354195117950</text:p>
          </table:table-cell>
          <table:table-cell table:formula="of:=[.B38]+[.C37]" office:value-type="float" office:value="8853.36335659027" calcext:value-type="float">
            <text:p>8853,3633565903</text:p>
          </table:table-cell>
          <table:table-cell table:formula="of:=[.$C38]/(500000 * [.$A38])" office:value-type="float" office:value="0.000478560181437312" calcext:value-type="float">
            <text:p>0,0004786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6936.50662159473" calcext:value-type="float">
            <text:p>6936,5066215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0.131186962128" calcext:value-type="float">
            <text:p>240,1311869621</text:p>
          </table:table-cell>
          <table:table-cell table:style-name="ce9" table:formula="of:=[.B39]+[.C38]" office:value-type="float" office:value="9093.4945435524" calcext:value-type="float">
            <text:p>9093,4945435524</text:p>
          </table:table-cell>
          <table:table-cell table:formula="of:=[.$C39]/(500000 * [.$A39])" office:value-type="float" office:value="0.000478604975976442" calcext:value-type="float">
            <text:p>0,0004786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176.07425019062" calcext:value-type="float">
            <text:p>7176,07425019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.633369207382" calcext:value-type="float">
            <text:p>239,6333692074</text:p>
          </table:table-cell>
          <table:table-cell table:formula="of:=[.B40]+[.C39]" office:value-type="float" office:value="9333.12791275978" calcext:value-type="float">
            <text:p>9333,1279127598</text:p>
          </table:table-cell>
          <table:table-cell table:formula="of:=[.$C40]/(500000 * [.$A40])" office:value-type="float" office:value="0.000478621944244091" calcext:value-type="float">
            <text:p>0,0004786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415.64187878652" calcext:value-type="float">
            <text:p>7415,64187878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.440313577652" calcext:value-type="float">
            <text:p>239,4403135777</text:p>
          </table:table-cell>
          <table:table-cell table:formula="of:=[.B41]+[.C40]" office:value-type="float" office:value="9572.56822633743" calcext:value-type="float">
            <text:p>9572,5682263374</text:p>
          </table:table-cell>
          <table:table-cell table:formula="of:=[.$C41]/(500000 * [.$A41])" office:value-type="float" office:value="0.000478628411316872" calcext:value-type="float">
            <text:p>0,0004786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655.20950738241" calcext:value-type="float">
            <text:p>7655,2095073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8.691500902176" calcext:value-type="float">
            <text:p>238,6915009022</text:p>
          </table:table-cell>
          <table:table-cell table:formula="of:=[.B42]+[.C41]" office:value-type="float" office:value="9811.25972723961" calcext:value-type="float">
            <text:p>9811,2597272396</text:p>
          </table:table-cell>
          <table:table-cell table:formula="of:=[.$C42]/(500000 * [.$A42])" office:value-type="float" office:value="0.000478598035475103" calcext:value-type="float">
            <text:p>0,0004786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7894.77713597831" calcext:value-type="float">
            <text:p>7894,77713597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9.879057407379" calcext:value-type="float">
            <text:p>239,8790574074</text:p>
          </table:table-cell>
          <table:table-cell table:style-name="ce9" table:formula="of:=[.B43]+[.C42]" office:value-type="float" office:value="10051.138784647" calcext:value-type="float">
            <text:p>10051,1387846470</text:p>
          </table:table-cell>
          <table:table-cell table:formula="of:=[.$C43]/(500000 * [.$A43])" office:value-type="float" office:value="0.000478625656411761" calcext:value-type="float">
            <text:p>0,0004786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134.3447645742" calcext:value-type="float">
            <text:p>8134,34476457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0.143136262894" calcext:value-type="float">
            <text:p>240,1431362629</text:p>
          </table:table-cell>
          <table:table-cell table:formula="of:=[.B44]+[.C43]" office:value-type="float" office:value="10291.2819209099" calcext:value-type="float">
            <text:p>10291,2819209099</text:p>
          </table:table-cell>
          <table:table-cell table:formula="of:=[.$C44]/(500000 * [.$A44])" office:value-type="float" office:value="0.000478664275391157" calcext:value-type="float">
            <text:p>0,0004787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373.91239317009" calcext:value-type="float">
            <text:p>8373,91239317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9.184369802475" calcext:value-type="float">
            <text:p>239,1843698025</text:p>
          </table:table-cell>
          <table:table-cell table:formula="of:=[.B45]+[.C44]" office:value-type="float" office:value="10530.4662907124" calcext:value-type="float">
            <text:p>10530,4662907124</text:p>
          </table:table-cell>
          <table:table-cell table:formula="of:=[.$C45]/(500000 * [.$A45])" office:value-type="float" office:value="0.000478657558668743" calcext:value-type="float">
            <text:p>0,0004787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613.48002176599" calcext:value-type="float">
            <text:p>8613,4800217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.114095926285" calcext:value-type="float">
            <text:p>240,1140959263</text:p>
          </table:table-cell>
          <table:table-cell table:formula="of:=[.B46]+[.C45]" office:value-type="float" office:value="10770.5803866386" calcext:value-type="float">
            <text:p>10770,5803866386</text:p>
          </table:table-cell>
          <table:table-cell table:formula="of:=[.$C46]/(500000 * [.$A46])" office:value-type="float" office:value="0.000478692461628384" calcext:value-type="float">
            <text:p>0,0004787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8853.04765036188" calcext:value-type="float">
            <text:p>8853,04765036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0.249175071716" calcext:value-type="float">
            <text:p>240,2491750717</text:p>
          </table:table-cell>
          <table:table-cell table:formula="of:=[.B47]+[.C46]" office:value-type="float" office:value="11010.8295617104" calcext:value-type="float">
            <text:p>11010,8295617104</text:p>
          </table:table-cell>
          <table:table-cell table:formula="of:=[.$C47]/(500000 * [.$A47])" office:value-type="float" office:value="0.000478731720074363" calcext:value-type="float">
            <text:p>0,0004787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092.61527895778" calcext:value-type="float">
            <text:p>9092,61527895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9.060312986374" calcext:value-type="float">
            <text:p>239,0603129864</text:p>
          </table:table-cell>
          <table:table-cell table:formula="of:=[.B48]+[.C47]" office:value-type="float" office:value="11249.8898746967" calcext:value-type="float">
            <text:p>11249,8898746967</text:p>
          </table:table-cell>
          <table:table-cell table:formula="of:=[.$C48]/(500000 * [.$A48])" office:value-type="float" office:value="0.000478718718072201" calcext:value-type="float">
            <text:p>0,0004787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332.18290755367" calcext:value-type="float">
            <text:p>9332,18290755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9.293977975845" calcext:value-type="float">
            <text:p>239,2939779758</text:p>
          </table:table-cell>
          <table:table-cell table:formula="of:=[.B49]+[.C48]" office:value-type="float" office:value="11489.1838526726" calcext:value-type="float">
            <text:p>11489,1838526726</text:p>
          </table:table-cell>
          <table:table-cell table:formula="of:=[.$C49]/(500000 * [.$A49])" office:value-type="float" office:value="0.000478715993861357" calcext:value-type="float">
            <text:p>0,0004787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571.75053614957" calcext:value-type="float">
            <text:p>9571,75053614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.023211956024" calcext:value-type="float">
            <text:p>239,023211956</text:p>
          </table:table-cell>
          <table:table-cell table:formula="of:=[.B50]+[.C49]" office:value-type="float" office:value="11728.2070646286" calcext:value-type="float">
            <text:p>11728,2070646286</text:p>
          </table:table-cell>
          <table:table-cell table:formula="of:=[.$C50]/(500000 * [.$A50])" office:value-type="float" office:value="0.000478702329168514" calcext:value-type="float">
            <text:p>0,0004787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9811.31816474546" calcext:value-type="float">
            <text:p>9811,3181647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9.562653779984" calcext:value-type="float">
            <text:p>239,56265378</text:p>
          </table:table-cell>
          <table:table-cell table:formula="of:=[.B51]+[.C50]" office:value-type="float" office:value="11967.7697184086" calcext:value-type="float">
            <text:p>11967,7697184086</text:p>
          </table:table-cell>
          <table:table-cell table:formula="of:=[.$C51]/(500000 * [.$A51])" office:value-type="float" office:value="0.000478710788736343" calcext:value-type="float">
            <text:p>0,0004787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050.8857933414" calcext:value-type="float">
            <text:p>10050,88579334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9.255973339081" calcext:value-type="float">
            <text:p>239,2559733391</text:p>
          </table:table-cell>
          <table:table-cell table:formula="of:=[.B52]+[.C51]" office:value-type="float" office:value="12207.0256917477" calcext:value-type="float">
            <text:p>12207,0256917477</text:p>
          </table:table-cell>
          <table:table-cell table:formula="of:=[.$C52]/(500000 * [.$A52])" office:value-type="float" office:value="0.000478706889872457" calcext:value-type="float">
            <text:p>0,0004787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290.4534219373" calcext:value-type="float">
            <text:p>10290,45342193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.118758678436" calcext:value-type="float">
            <text:p>240,1187586784</text:p>
          </table:table-cell>
          <table:table-cell table:formula="of:=[.B53]+[.C52]" office:value-type="float" office:value="12447.1444504261" calcext:value-type="float">
            <text:p>12447,1444504261</text:p>
          </table:table-cell>
          <table:table-cell table:formula="of:=[.$C53]/(500000 * [.$A53])" office:value-type="float" office:value="0.000478736325016388" calcext:value-type="float">
            <text:p>0,0004787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530.0210505331" calcext:value-type="float">
            <text:p>10530,02105053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float" office:value="239.4701795578" calcext:value-type="float">
            <text:p>239,470179557800</text:p>
          </table:table-cell>
          <table:table-cell table:formula="of:=[.B54]+[.C53]" office:value-type="float" office:value="12686.6146299839" calcext:value-type="float">
            <text:p>12686,6146299839</text:p>
          </table:table-cell>
          <table:table-cell table:formula="of:=[.$C54]/(500000 * [.$A54])" office:value-type="float" office:value="0.000478740174716374" calcext:value-type="float">
            <text:p>0,0004787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0769.588679129" calcext:value-type="float">
            <text:p>10769,588679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.117944955826" calcext:value-type="float">
            <text:p>240,1179449558</text:p>
          </table:table-cell>
          <table:table-cell table:formula="of:=[.B55]+[.C54]" office:value-type="float" office:value="12926.7325749397" calcext:value-type="float">
            <text:p>12926,7325749397</text:p>
          </table:table-cell>
          <table:table-cell table:formula="of:=[.$C55]/(500000 * [.$A55])" office:value-type="float" office:value="0.000478767873145916" calcext:value-type="float">
            <text:p>0,0004788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009.1563077249" calcext:value-type="float">
            <text:p>11009,15630772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8.907642841339" calcext:value-type="float">
            <text:p>238,9076428413</text:p>
          </table:table-cell>
          <table:table-cell table:formula="of:=[.B56]+[.C55]" office:value-type="float" office:value="13165.6402177811" calcext:value-type="float">
            <text:p>13165,6402177811</text:p>
          </table:table-cell>
          <table:table-cell table:formula="of:=[.$C56]/(500000 * [.$A56])" office:value-type="float" office:value="0.000478750553373857" calcext:value-type="float">
            <text:p>0,0004788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248.7239363208" calcext:value-type="float">
            <text:p>11248,72393632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9.989375114441" calcext:value-type="float">
            <text:p>239,9893751144</text:p>
          </table:table-cell>
          <table:table-cell table:formula="of:=[.B57]+[.C56]" office:value-type="float" office:value="13405.6295928955" calcext:value-type="float">
            <text:p>13405,6295928955</text:p>
          </table:table-cell>
          <table:table-cell table:formula="of:=[.$C57]/(500000 * [.$A57])" office:value-type="float" office:value="0.000478772485460554" calcext:value-type="float">
            <text:p>0,0004788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488.2915649167" calcext:value-type="float">
            <text:p>11488,29156491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9.599281549454" calcext:value-type="float">
            <text:p>239,5992815495</text:p>
          </table:table-cell>
          <table:table-cell table:style-name="ce9" table:formula="of:=[.B58]+[.C57]" office:value-type="float" office:value="13645.228874445" calcext:value-type="float">
            <text:p>13645,2288744450</text:p>
          </table:table-cell>
          <table:table-cell table:formula="of:=[.$C58]/(500000 * [.$A58])" office:value-type="float" office:value="0.000478779960506841" calcext:value-type="float">
            <text:p>0,0004788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1727.8591935126" calcext:value-type="float">
            <text:p>11727,85919351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9.099091053009" calcext:value-type="float">
            <text:p>239,099091053</text:p>
          </table:table-cell>
          <table:table-cell table:style-name="ce9" table:formula="of:=[.B59]+[.C58]" office:value-type="float" office:value="13884.327965498" calcext:value-type="float">
            <text:p>13884,3279654980</text:p>
          </table:table-cell>
          <table:table-cell table:formula="of:=[.$C59]/(500000 * [.$A59])" office:value-type="float" office:value="0.000478769929844758" calcext:value-type="float">
            <text:p>0,0004788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1967.4268221085" calcext:value-type="float">
            <text:p>11967,4268221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9.541238069534" calcext:value-type="float">
            <text:p>239,5412380695</text:p>
          </table:table-cell>
          <table:table-cell table:formula="of:=[.B60]+[.C59]" office:value-type="float" office:value="14123.8692035675" calcext:value-type="float">
            <text:p>14123,8692035675</text:p>
          </table:table-cell>
          <table:table-cell table:formula="of:=[.$C60]/(500000 * [.$A60])" office:value-type="float" office:value="0.000478775227239576" calcext:value-type="float">
            <text:p>0,0004788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206.9944507044" calcext:value-type="float">
            <text:p>12206,99445070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.344713687897" calcext:value-type="float">
            <text:p>239,3447136879</text:p>
          </table:table-cell>
          <table:table-cell table:formula="of:=[.B61]+[.C60]" office:value-type="float" office:value="14363.2139172554" calcext:value-type="float">
            <text:p>14363,2139172554</text:p>
          </table:table-cell>
          <table:table-cell table:formula="of:=[.$C61]/(500000 * [.$A61])" office:value-type="float" office:value="0.000478773797241847" calcext:value-type="float">
            <text:p>0,0004788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446.5620793003" calcext:value-type="float">
            <text:p>12446,5620793003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formula="of:=SUM([.B2:.B61])" office:value-type="float" office:value="14363.2139172554" calcext:value-type="float">
            <text:p>14363,2139172554</text:p>
          </table:table-cell>
          <table:table-cell table:formula="of:=[.C61]" office:value-type="float" office:value="14363.2139172554" calcext:value-type="float">
            <text:p>14363,2139172554</text:p>
          </table:table-cell>
          <table:table-cell table:formula="of:=AVERAGE([.D2:.D61])" office:value-type="float" office:value="0.000477838830801355" calcext:value-type="float">
            <text:p>0,0004778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2686.1297078962" calcext:value-type="float">
            <text:p>12686,129707896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2925.6973364921" calcext:value-type="float">
            <text:p>12925,697336492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165.264965088" calcext:value-type="float">
            <text:p>13165,26496508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404.8325936839" calcext:value-type="float">
            <text:p>13404,832593683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3644.4002222798" calcext:value-type="float">
            <text:p>13644,400222279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3883.9678508757" calcext:value-type="float">
            <text:p>13883,967850875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123.5354794716" calcext:value-type="float">
            <text:p>14123,535479471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363.1031080675" calcext:value-type="float">
            <text:p>14363,1031080675</text:p>
          </table:table-cell>
        </table:table-row>
      </table:table>
      <table:table table:name="update" table:style-name="ta1">
        <table:table-column table:style-name="co1" table:default-cell-style-name="Default"/>
        <table:table-column table:style-name="co4" table:default-cell-style-name="ce10"/>
        <table:table-column table:style-name="co10" table:default-cell-style-name="ce10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Tempo do bloco</text:p>
          </table:table-cell>
          <table:table-cell table:style-name="Default" office:value-type="string" calcext:value-type="string">
            <text:p>DAO</text:p>
          </table:table-cell>
          <table:table-cell table:style-name="Default" office:value-type="string" calcext:value-type="string">
            <text:p>DAU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.499830722809" calcext:value-type="float">
            <text:p>247,499831</text:p>
          </table:table-cell>
          <table:table-cell table:formula="of:=[.B2]" office:value-type="float" office:value="247.499830722809" calcext:value-type="float">
            <text:p>247,499831</text:p>
          </table:table-cell>
          <table:table-cell table:formula="of:=[.$C2]/(500000 * [.$A2])" office:value-type="float" office:value="0.000494999661445618" calcext:value-type="float">
            <text:p>0,0004950</text:p>
          </table:table-cell>
          <table:table-cell table:formula="of:=500000*[.A2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54658555984" calcext:value-type="float">
            <text:p>247,654659</text:p>
          </table:table-cell>
          <table:table-cell table:formula="of:=[.B3]+[.C2]" office:value-type="float" office:value="495.154489278793" calcext:value-type="float">
            <text:p>495,154489</text:p>
          </table:table-cell>
          <table:table-cell table:formula="of:=[.$C3]/(500000 * [.$A3])" office:value-type="float" office:value="0.000495154489278793" calcext:value-type="float">
            <text:p>0,0004952</text:p>
          </table:table-cell>
          <table:table-cell table:formula="of:=500000*[.A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.155123710632" calcext:value-type="float">
            <text:p>247,155124</text:p>
          </table:table-cell>
          <table:table-cell table:formula="of:=[.B4]+[.C3]" office:value-type="float" office:value="742.309612989425" calcext:value-type="float">
            <text:p>742,309613</text:p>
          </table:table-cell>
          <table:table-cell table:formula="of:=[.$C4]/(500000 * [.$A4])" office:value-type="float" office:value="0.000494873075326283" calcext:value-type="float">
            <text:p>0,0004949</text:p>
          </table:table-cell>
          <table:table-cell table:formula="of:=500000*[.A4]" office:value-type="float" office:value="1500000" calcext:value-type="float">
            <text:p>1500000</text:p>
          </table:table-cell>
          <table:table-cell/>
          <table:table-cell office:value-type="string" calcext:value-type="string">
            <text:p>R^2</text:p>
          </table:table-cell>
          <table:table-cell table:style-name="ce8" table:number-matrix-columns-spanned="1" table:number-matrix-rows-spanned="1" table:formula="of:=RSQ([.$C$2:.$C$61] ; [.$E$2:.$E$61])" office:value-type="float" office:value="0.999999658614781" calcext:value-type="float">
            <text:p>0,99999965861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.017540454865" calcext:value-type="float">
            <text:p>244,017540</text:p>
          </table:table-cell>
          <table:table-cell table:formula="of:=[.B5]+[.C4]" office:value-type="float" office:value="986.32715344429" calcext:value-type="float">
            <text:p>986,327153</text:p>
          </table:table-cell>
          <table:table-cell table:formula="of:=[.$C5]/(500000 * [.$A5])" office:value-type="float" office:value="0.000493163576722145" calcext:value-type="float">
            <text:p>0,0004932</text:p>
          </table:table-cell>
          <table:table-cell table:formula="of:=500000*[.A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Erro padrão</text:p>
          </table:table-cell>
          <table:table-cell table:style-name="ce8" table:number-matrix-columns-spanned="1" table:number-matrix-rows-spanned="1" table:formula="of:=STEYX([.$C$2:.$C$61] ; [.$E$2:.$E$61])" office:value-type="float" office:value="2.52642220339513" calcext:value-type="float">
            <text:p>2,52642220339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601368188858" calcext:value-type="float">
            <text:p>246,601368</text:p>
          </table:table-cell>
          <table:table-cell table:formula="of:=[.B6]+[.C5]" office:value-type="float" office:value="1232.92852163315" calcext:value-type="float">
            <text:p>1232,928522</text:p>
          </table:table-cell>
          <table:table-cell table:formula="of:=[.$C6]/(500000 * [.$A6])" office:value-type="float" office:value="0.000493171408653259" calcext:value-type="float">
            <text:p>0,0004932</text:p>
          </table:table-cell>
          <table:table-cell table:formula="of:=500000*[.A6]" office:value-type="float" office:value="2500000" calcext:value-type="float">
            <text:p>2500000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702277898788" calcext:value-type="float">
            <text:p>243,702278</text:p>
          </table:table-cell>
          <table:table-cell table:formula="of:=[.B7]+[.C6]" office:value-type="float" office:value="1476.63079953194" calcext:value-type="float">
            <text:p>1476,630800</text:p>
          </table:table-cell>
          <table:table-cell table:formula="of:=[.$C7]/(500000 * [.$A7])" office:value-type="float" office:value="0.000492210266510645" calcext:value-type="float">
            <text:p>0,0004922</text:p>
          </table:table-cell>
          <table:table-cell table:formula="of:=500000*[.A7]" office:value-type="float" office:value="3000000" calcext:value-type="float">
            <text:p>3000000</text:p>
          </table:table-cell>
          <table:table-cell/>
          <table:table-cell office:value-type="string" calcext:value-type="string">
            <text:p>Inclinação</text:p>
          </table:table-cell>
          <table:table-cell table:style-name="ce8" table:number-matrix-columns-spanned="1" table:number-matrix-rows-spanned="1" table:formula="of:=SLOPE([.$C$2:.$C$61] ; [.$E$2:.$E$61])" office:value-type="float" office:value="0.000490966167313008" calcext:value-type="float">
            <text:p>0,00049096616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.444663524628" calcext:value-type="float">
            <text:p>247,444664</text:p>
          </table:table-cell>
          <table:table-cell table:formula="of:=[.B8]+[.C7]" office:value-type="float" office:value="1724.07546305656" calcext:value-type="float">
            <text:p>1724,075463</text:p>
          </table:table-cell>
          <table:table-cell table:formula="of:=[.$C8]/(500000 * [.$A8])" office:value-type="float" office:value="0.000492592989444733" calcext:value-type="float">
            <text:p>0,0004926</text:p>
          </table:table-cell>
          <table:table-cell table:formula="of:=500000*[.A8]" office:value-type="float" office:value="3500000" calcext:value-type="float">
            <text:p>3500000</text:p>
          </table:table-cell>
          <table:table-cell/>
          <table:table-cell office:value-type="string" calcext:value-type="string">
            <text:p>Interseção</text:p>
          </table:table-cell>
          <table:table-cell table:style-name="ce8" table:number-matrix-columns-spanned="1" table:number-matrix-rows-spanned="1" table:formula="of:=INTERCEPT([.$C$2:.$C$61] ; [.$E$2:.$E$61])" office:value-type="float" office:value="8.31555634164943" calcext:value-type="float">
            <text:p>8,31555634164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895279884338" calcext:value-type="float">
            <text:p>243,895280</text:p>
          </table:table-cell>
          <table:table-cell table:formula="of:=[.B9]+[.C8]" office:value-type="float" office:value="1967.9707429409" calcext:value-type="float">
            <text:p>1967,970743</text:p>
          </table:table-cell>
          <table:table-cell table:formula="of:=[.$C9]/(500000 * [.$A9])" office:value-type="float" office:value="0.000491992685735225" calcext:value-type="float">
            <text:p>0,0004920</text:p>
          </table:table-cell>
          <table:table-cell table:formula="of:=500000*[.A9]"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894434928894" calcext:value-type="float">
            <text:p>246,894435</text:p>
          </table:table-cell>
          <table:table-cell table:formula="of:=[.B10]+[.C9]" office:value-type="float" office:value="2214.8651778698" calcext:value-type="float">
            <text:p>2214,865178</text:p>
          </table:table-cell>
          <table:table-cell table:formula="of:=[.$C10]/(500000 * [.$A10])" office:value-type="float" office:value="0.000492192261748844" calcext:value-type="float">
            <text:p>0,0004922</text:p>
          </table:table-cell>
          <table:table-cell table:formula="of:=500000*[.A10]" office:value-type="float" office:value="4500000" calcext:value-type="float">
            <text:p>4500000</text:p>
          </table:table-cell>
          <table:table-cell/>
          <table:table-cell table:formula="of:=INDEX([.$E$2:.$E$61]; 1; 1)" office:value-type="float" office:value="500000" calcext:value-type="float">
            <text:p>500000</text:p>
          </table:table-cell>
          <table:table-cell table:formula="of:=[.$H$7] * [.$G$10] + [.$H$8]" office:value-type="float" office:value="253.798639998153" calcext:value-type="float">
            <text:p>253,7986399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.863793849945" calcext:value-type="float">
            <text:p>243,863794</text:p>
          </table:table-cell>
          <table:table-cell table:formula="of:=[.B11]+[.C10]" office:value-type="float" office:value="2458.72897171974" calcext:value-type="float">
            <text:p>2458,728972</text:p>
          </table:table-cell>
          <table:table-cell table:formula="of:=[.$C11]/(500000 * [.$A11])" office:value-type="float" office:value="0.000491745794343948" calcext:value-type="float">
            <text:p>0,0004917</text:p>
          </table:table-cell>
          <table:table-cell table:formula="of:=500000*[.A11]" office:value-type="float" office:value="5000000" calcext:value-type="float">
            <text:p>5000000</text:p>
          </table:table-cell>
          <table:table-cell/>
          <table:table-cell table:formula="of:=INDEX([.$E$2:.$E$61]; 2; 1)" office:value-type="float" office:value="1000000" calcext:value-type="float">
            <text:p>1000000</text:p>
          </table:table-cell>
          <table:table-cell table:formula="of:=[.$H$7] * [.$G$11] + [.$H$8]" office:value-type="float" office:value="499.281723654657" calcext:value-type="float">
            <text:p>499,28172365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.027566432953" calcext:value-type="float">
            <text:p>254,027566</text:p>
          </table:table-cell>
          <table:table-cell table:formula="of:=[.B12]+[.C11]" office:value-type="float" office:value="2712.75653815269" calcext:value-type="float">
            <text:p>2712,756538</text:p>
          </table:table-cell>
          <table:table-cell table:formula="of:=[.$C12]/(500000 * [.$A12])" office:value-type="float" office:value="0.000493228461482308" calcext:value-type="float">
            <text:p>0,0004932</text:p>
          </table:table-cell>
          <table:table-cell table:formula="of:=500000*[.A12]" office:value-type="float" office:value="5500000" calcext:value-type="float">
            <text:p>5500000</text:p>
          </table:table-cell>
          <table:table-cell/>
          <table:table-cell table:formula="of:=INDEX([.$E$2:.$E$61]; 3; 1)" office:value-type="float" office:value="1500000" calcext:value-type="float">
            <text:p>1500000</text:p>
          </table:table-cell>
          <table:table-cell table:formula="of:=[.$H$7] * [.$G$12] + [.$H$8]" office:value-type="float" office:value="744.764807311161" calcext:value-type="float">
            <text:p>744,7648073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.363681077957" calcext:value-type="float">
            <text:p>244,363681</text:p>
          </table:table-cell>
          <table:table-cell table:formula="of:=[.B13]+[.C12]" office:value-type="float" office:value="2957.12021923065" calcext:value-type="float">
            <text:p>2957,120219</text:p>
          </table:table-cell>
          <table:table-cell table:formula="of:=[.$C13]/(500000 * [.$A13])" office:value-type="float" office:value="0.000492853369871775" calcext:value-type="float">
            <text:p>0,0004929</text:p>
          </table:table-cell>
          <table:table-cell table:formula="of:=500000*[.A13]" office:value-type="float" office:value="6000000" calcext:value-type="float">
            <text:p>6000000</text:p>
          </table:table-cell>
          <table:table-cell/>
          <table:table-cell table:formula="of:=INDEX([.$E$2:.$E$61]; 4; 1)" office:value-type="float" office:value="2000000" calcext:value-type="float">
            <text:p>2000000</text:p>
          </table:table-cell>
          <table:table-cell table:formula="of:=[.$H$7] * [.$G$13] + [.$H$8]" office:value-type="float" office:value="990.247890967665" calcext:value-type="float">
            <text:p>990,2478909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.711246967316" calcext:value-type="float">
            <text:p>247,711247</text:p>
          </table:table-cell>
          <table:table-cell table:formula="of:=[.B14]+[.C13]" office:value-type="float" office:value="3204.83146619797" calcext:value-type="float">
            <text:p>3204,831466</text:p>
          </table:table-cell>
          <table:table-cell table:formula="of:=[.$C14]/(500000 * [.$A14])" office:value-type="float" office:value="0.000493050994799687" calcext:value-type="float">
            <text:p>0,0004931</text:p>
          </table:table-cell>
          <table:table-cell table:formula="of:=500000*[.A14]" office:value-type="float" office:value="6500000" calcext:value-type="float">
            <text:p>6500000</text:p>
          </table:table-cell>
          <table:table-cell/>
          <table:table-cell table:formula="of:=INDEX([.$E$2:.$E$61]; 5; 1)" office:value-type="float" office:value="2500000" calcext:value-type="float">
            <text:p>2500000</text:p>
          </table:table-cell>
          <table:table-cell table:formula="of:=[.$H$7] * [.$G$14] + [.$H$8]" office:value-type="float" office:value="1235.73097462417" calcext:value-type="float">
            <text:p>1235,7309746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12073469162" calcext:value-type="float">
            <text:p>244,120735</text:p>
          </table:table-cell>
          <table:table-cell table:formula="of:=[.B15]+[.C14]" office:value-type="float" office:value="3448.95220088959" calcext:value-type="float">
            <text:p>3448,952201</text:p>
          </table:table-cell>
          <table:table-cell table:formula="of:=[.$C15]/(500000 * [.$A15])" office:value-type="float" office:value="0.000492707457269941" calcext:value-type="float">
            <text:p>0,0004927</text:p>
          </table:table-cell>
          <table:table-cell table:formula="of:=500000*[.A15]" office:value-type="float" office:value="7000000" calcext:value-type="float">
            <text:p>7000000</text:p>
          </table:table-cell>
          <table:table-cell/>
          <table:table-cell table:formula="of:=INDEX([.$E$2:.$E$61]; 6; 1)" office:value-type="float" office:value="3000000" calcext:value-type="float">
            <text:p>3000000</text:p>
          </table:table-cell>
          <table:table-cell table:formula="of:=[.$H$7] * [.$G$15] + [.$H$8]" office:value-type="float" office:value="1481.21405828067" calcext:value-type="float">
            <text:p>1481,2140582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220849752426" calcext:value-type="float">
            <text:p>246,220850</text:p>
          </table:table-cell>
          <table:table-cell table:formula="of:=[.B16]+[.C15]" office:value-type="float" office:value="3695.17305064201" calcext:value-type="float">
            <text:p>3695,173051</text:p>
          </table:table-cell>
          <table:table-cell table:formula="of:=[.$C16]/(500000 * [.$A16])" office:value-type="float" office:value="0.000492689740085602" calcext:value-type="float">
            <text:p>0,0004927</text:p>
          </table:table-cell>
          <table:table-cell table:formula="of:=500000*[.A16]" office:value-type="float" office:value="7500000" calcext:value-type="float">
            <text:p>7500000</text:p>
          </table:table-cell>
          <table:table-cell/>
          <table:table-cell table:formula="of:=INDEX([.$E$2:.$E$61]; 7; 1)" office:value-type="float" office:value="3500000" calcext:value-type="float">
            <text:p>3500000</text:p>
          </table:table-cell>
          <table:table-cell table:formula="of:=[.$H$7] * [.$G$16] + [.$H$8]" office:value-type="float" office:value="1726.69714193718" calcext:value-type="float">
            <text:p>1726,6971419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34307217598" calcext:value-type="float">
            <text:p>243,343072</text:p>
          </table:table-cell>
          <table:table-cell table:formula="of:=[.B17]+[.C16]" office:value-type="float" office:value="3938.51612281799" calcext:value-type="float">
            <text:p>3938,516123</text:p>
          </table:table-cell>
          <table:table-cell table:formula="of:=[.$C17]/(500000 * [.$A17])" office:value-type="float" office:value="0.000492314515352249" calcext:value-type="float">
            <text:p>0,0004923</text:p>
          </table:table-cell>
          <table:table-cell table:formula="of:=500000*[.A17]" office:value-type="float" office:value="8000000" calcext:value-type="float">
            <text:p>8000000</text:p>
          </table:table-cell>
          <table:table-cell/>
          <table:table-cell table:formula="of:=INDEX([.$E$2:.$E$61]; 8; 1)" office:value-type="float" office:value="4000000" calcext:value-type="float">
            <text:p>4000000</text:p>
          </table:table-cell>
          <table:table-cell table:formula="of:=[.$H$7] * [.$G$17] + [.$H$8]" office:value-type="float" office:value="1972.18022559368" calcext:value-type="float">
            <text:p>1972,18022559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.639347314835" calcext:value-type="float">
            <text:p>246,639347</text:p>
          </table:table-cell>
          <table:table-cell table:formula="of:=[.B18]+[.C17]" office:value-type="float" office:value="4185.15547013283" calcext:value-type="float">
            <text:p>4185,155470</text:p>
          </table:table-cell>
          <table:table-cell table:formula="of:=[.$C18]/(500000 * [.$A18])" office:value-type="float" office:value="0.000492371231780333" calcext:value-type="float">
            <text:p>0,0004924</text:p>
          </table:table-cell>
          <table:table-cell table:formula="of:=500000*[.A18]" office:value-type="float" office:value="8500000" calcext:value-type="float">
            <text:p>8500000</text:p>
          </table:table-cell>
          <table:table-cell/>
          <table:table-cell table:formula="of:=INDEX([.$E$2:.$E$61]; 9; 1)" office:value-type="float" office:value="4500000" calcext:value-type="float">
            <text:p>4500000</text:p>
          </table:table-cell>
          <table:table-cell table:formula="of:=[.$H$7] * [.$G$18] + [.$H$8]" office:value-type="float" office:value="2217.66330925018" calcext:value-type="float">
            <text:p>2217,6633092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.317893743515" calcext:value-type="float">
            <text:p>244,317894</text:p>
          </table:table-cell>
          <table:table-cell table:formula="of:=[.B19]+[.C18]" office:value-type="float" office:value="4429.47336387634" calcext:value-type="float">
            <text:p>4429,473364</text:p>
          </table:table-cell>
          <table:table-cell table:formula="of:=[.$C19]/(500000 * [.$A19])" office:value-type="float" office:value="0.000492163707097371" calcext:value-type="float">
            <text:p>0,0004922</text:p>
          </table:table-cell>
          <table:table-cell table:formula="of:=500000*[.A19]" office:value-type="float" office:value="9000000" calcext:value-type="float">
            <text:p>9000000</text:p>
          </table:table-cell>
          <table:table-cell/>
          <table:table-cell table:formula="of:=INDEX([.$E$2:.$E$61]; 10; 1)" office:value-type="float" office:value="5000000" calcext:value-type="float">
            <text:p>5000000</text:p>
          </table:table-cell>
          <table:table-cell table:formula="of:=[.$H$7] * [.$G$19] + [.$H$8]" office:value-type="float" office:value="2463.14639290669" calcext:value-type="float">
            <text:p>2463,14639290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04559469223" calcext:value-type="float">
            <text:p>247,304559</text:p>
          </table:table-cell>
          <table:table-cell table:formula="of:=[.B20]+[.C19]" office:value-type="float" office:value="4676.77792334557" calcext:value-type="float">
            <text:p>4676,777923</text:p>
          </table:table-cell>
          <table:table-cell table:formula="of:=[.$C20]/(500000 * [.$A20])" office:value-type="float" office:value="0.000492292412983744" calcext:value-type="float">
            <text:p>0,0004923</text:p>
          </table:table-cell>
          <table:table-cell table:formula="of:=500000*[.A20]" office:value-type="float" office:value="9500000" calcext:value-type="float">
            <text:p>9500000</text:p>
          </table:table-cell>
          <table:table-cell/>
          <table:table-cell table:formula="of:=INDEX([.$E$2:.$E$61]; 11; 1)" office:value-type="float" office:value="5500000" calcext:value-type="float">
            <text:p>5500000</text:p>
          </table:table-cell>
          <table:table-cell table:formula="of:=[.$H$7] * [.$G$20] + [.$H$8]" office:value-type="float" office:value="2708.62947656319" calcext:value-type="float">
            <text:p>2708,6294765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369131565094" calcext:value-type="float">
            <text:p>243,369132</text:p>
          </table:table-cell>
          <table:table-cell table:formula="of:=[.B21]+[.C20]" office:value-type="float" office:value="4920.14705491066" calcext:value-type="float">
            <text:p>4920,147055</text:p>
          </table:table-cell>
          <table:table-cell table:formula="of:=[.$C21]/(500000 * [.$A21])" office:value-type="float" office:value="0.000492014705491066" calcext:value-type="float">
            <text:p>0,0004920</text:p>
          </table:table-cell>
          <table:table-cell table:formula="of:=500000*[.A21]" office:value-type="float" office:value="10000000" calcext:value-type="float">
            <text:p>10000000</text:p>
          </table:table-cell>
          <table:table-cell/>
          <table:table-cell table:formula="of:=INDEX([.$E$2:.$E$61]; 12; 1)" office:value-type="float" office:value="6000000" calcext:value-type="float">
            <text:p>6000000</text:p>
          </table:table-cell>
          <table:table-cell table:formula="of:=[.$H$7] * [.$G$21] + [.$H$8]" office:value-type="float" office:value="2954.1125602197" calcext:value-type="float">
            <text:p>2954,1125602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.846457958221" calcext:value-type="float">
            <text:p>246,846458</text:p>
          </table:table-cell>
          <table:table-cell table:formula="of:=[.B22]+[.C21]" office:value-type="float" office:value="5166.99351286888" calcext:value-type="float">
            <text:p>5166,993513</text:p>
          </table:table-cell>
          <table:table-cell table:formula="of:=[.$C22]/(500000 * [.$A22])" office:value-type="float" office:value="0.000492094620273227" calcext:value-type="float">
            <text:p>0,0004921</text:p>
          </table:table-cell>
          <table:table-cell table:formula="of:=500000*[.A22]" office:value-type="float" office:value="10500000" calcext:value-type="float">
            <text:p>10500000</text:p>
          </table:table-cell>
          <table:table-cell/>
          <table:table-cell table:formula="of:=INDEX([.$E$2:.$E$61]; 13; 1)" office:value-type="float" office:value="6500000" calcext:value-type="float">
            <text:p>6500000</text:p>
          </table:table-cell>
          <table:table-cell table:formula="of:=[.$H$7] * [.$G$22] + [.$H$8]" office:value-type="float" office:value="3199.5956438762" calcext:value-type="float">
            <text:p>3199,5956438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3.585911273956" calcext:value-type="float">
            <text:p>243,585911</text:p>
          </table:table-cell>
          <table:table-cell table:formula="of:=[.B23]+[.C22]" office:value-type="float" office:value="5410.57942414284" calcext:value-type="float">
            <text:p>5410,579424</text:p>
          </table:table-cell>
          <table:table-cell table:formula="of:=[.$C23]/(500000 * [.$A23])" office:value-type="float" office:value="0.000491870856740258" calcext:value-type="float">
            <text:p>0,0004919</text:p>
          </table:table-cell>
          <table:table-cell table:formula="of:=500000*[.A23]" office:value-type="float" office:value="11000000" calcext:value-type="float">
            <text:p>11000000</text:p>
          </table:table-cell>
          <table:table-cell/>
          <table:table-cell table:formula="of:=INDEX([.$E$2:.$E$61]; 14; 1)" office:value-type="float" office:value="7000000" calcext:value-type="float">
            <text:p>7000000</text:p>
          </table:table-cell>
          <table:table-cell table:formula="of:=[.$H$7] * [.$G$23] + [.$H$8]" office:value-type="float" office:value="3445.0787275327" calcext:value-type="float">
            <text:p>3445,07872753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48899126053" calcext:value-type="float">
            <text:p>246,848899</text:p>
          </table:table-cell>
          <table:table-cell table:formula="of:=[.B24]+[.C23]" office:value-type="float" office:value="5657.42832326889" calcext:value-type="float">
            <text:p>5657,428323</text:p>
          </table:table-cell>
          <table:table-cell table:formula="of:=[.$C24]/(500000 * [.$A24])" office:value-type="float" office:value="0.000491950288979904" calcext:value-type="float">
            <text:p>0,0004920</text:p>
          </table:table-cell>
          <table:table-cell table:formula="of:=500000*[.A24]" office:value-type="float" office:value="11500000" calcext:value-type="float">
            <text:p>11500000</text:p>
          </table:table-cell>
          <table:table-cell/>
          <table:table-cell table:formula="of:=INDEX([.$E$2:.$E$61]; 15; 1)" office:value-type="float" office:value="7500000" calcext:value-type="float">
            <text:p>7500000</text:p>
          </table:table-cell>
          <table:table-cell table:formula="of:=[.$H$7] * [.$G$24] + [.$H$8]" office:value-type="float" office:value="3690.56181118921" calcext:value-type="float">
            <text:p>3690,5618111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10959386826" calcext:value-type="float">
            <text:p>243,510959</text:p>
          </table:table-cell>
          <table:table-cell table:formula="of:=[.B25]+[.C24]" office:value-type="float" office:value="5900.93928265572" calcext:value-type="float">
            <text:p>5900,939283</text:p>
          </table:table-cell>
          <table:table-cell table:formula="of:=[.$C25]/(500000 * [.$A25])" office:value-type="float" office:value="0.00049174494022131" calcext:value-type="float">
            <text:p>0,0004917</text:p>
          </table:table-cell>
          <table:table-cell table:formula="of:=500000*[.A25]" office:value-type="float" office:value="12000000" calcext:value-type="float">
            <text:p>12000000</text:p>
          </table:table-cell>
          <table:table-cell/>
          <table:table-cell table:formula="of:=INDEX([.$E$2:.$E$61]; 16; 1)" office:value-type="float" office:value="8000000" calcext:value-type="float">
            <text:p>8000000</text:p>
          </table:table-cell>
          <table:table-cell table:formula="of:=[.$H$7] * [.$G$25] + [.$H$8]" office:value-type="float" office:value="3936.04489484571" calcext:value-type="float">
            <text:p>3936,04489484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14957857132" calcext:value-type="float">
            <text:p>246,149579</text:p>
          </table:table-cell>
          <table:table-cell table:formula="of:=[.B26]+[.C25]" office:value-type="float" office:value="6147.08886122704" calcext:value-type="float">
            <text:p>6147,088861</text:p>
          </table:table-cell>
          <table:table-cell table:formula="of:=[.$C26]/(500000 * [.$A26])" office:value-type="float" office:value="0.000491767108898163" calcext:value-type="float">
            <text:p>0,0004918</text:p>
          </table:table-cell>
          <table:table-cell table:formula="of:=500000*[.A26]" office:value-type="float" office:value="12500000" calcext:value-type="float">
            <text:p>12500000</text:p>
          </table:table-cell>
          <table:table-cell/>
          <table:table-cell table:formula="of:=INDEX([.$E$2:.$E$61]; 17; 1)" office:value-type="float" office:value="8500000" calcext:value-type="float">
            <text:p>8500000</text:p>
          </table:table-cell>
          <table:table-cell table:formula="of:=[.$H$7] * [.$G$26] + [.$H$8]" office:value-type="float" office:value="4181.52797850222" calcext:value-type="float">
            <text:p>4181,5279785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3.990142583847" calcext:value-type="float">
            <text:p>243,990143</text:p>
          </table:table-cell>
          <table:table-cell table:formula="of:=[.B27]+[.C26]" office:value-type="float" office:value="6391.07900381088" calcext:value-type="float">
            <text:p>6391,079004</text:p>
          </table:table-cell>
          <table:table-cell table:formula="of:=[.$C27]/(500000 * [.$A27])" office:value-type="float" office:value="0.000491621461831606" calcext:value-type="float">
            <text:p>0,0004916</text:p>
          </table:table-cell>
          <table:table-cell table:formula="of:=500000*[.A27]" office:value-type="float" office:value="13000000" calcext:value-type="float">
            <text:p>13000000</text:p>
          </table:table-cell>
          <table:table-cell/>
          <table:table-cell table:formula="of:=INDEX([.$E$2:.$E$61]; 18; 1)" office:value-type="float" office:value="9000000" calcext:value-type="float">
            <text:p>9000000</text:p>
          </table:table-cell>
          <table:table-cell table:formula="of:=[.$H$7] * [.$G$27] + [.$H$8]" office:value-type="float" office:value="4427.01106215872" calcext:value-type="float">
            <text:p>4427,01106215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170606613159" calcext:value-type="float">
            <text:p>246,170607</text:p>
          </table:table-cell>
          <table:table-cell table:formula="of:=[.B28]+[.C27]" office:value-type="float" office:value="6637.24961042404" calcext:value-type="float">
            <text:p>6637,249610</text:p>
          </table:table-cell>
          <table:table-cell table:formula="of:=[.$C28]/(500000 * [.$A28])" office:value-type="float" office:value="0.00049164811929067" calcext:value-type="float">
            <text:p>0,0004916</text:p>
          </table:table-cell>
          <table:table-cell table:formula="of:=500000*[.A28]" office:value-type="float" office:value="13500000" calcext:value-type="float">
            <text:p>13500000</text:p>
          </table:table-cell>
          <table:table-cell/>
          <table:table-cell table:formula="of:=INDEX([.$E$2:.$E$61]; 19; 1)" office:value-type="float" office:value="9500000" calcext:value-type="float">
            <text:p>9500000</text:p>
          </table:table-cell>
          <table:table-cell table:formula="of:=[.$H$7] * [.$G$28] + [.$H$8]" office:value-type="float" office:value="4672.49414581522" calcext:value-type="float">
            <text:p>4672,4941458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46735048294" calcext:value-type="float">
            <text:p>244,046735</text:p>
          </table:table-cell>
          <table:table-cell table:formula="of:=[.B29]+[.C28]" office:value-type="float" office:value="6881.29634547234" calcext:value-type="float">
            <text:p>6881,296345</text:p>
          </table:table-cell>
          <table:table-cell table:formula="of:=[.$C29]/(500000 * [.$A29])" office:value-type="float" office:value="0.000491521167533738" calcext:value-type="float">
            <text:p>0,0004915</text:p>
          </table:table-cell>
          <table:table-cell table:formula="of:=500000*[.A29]" office:value-type="float" office:value="14000000" calcext:value-type="float">
            <text:p>14000000</text:p>
          </table:table-cell>
          <table:table-cell/>
          <table:table-cell table:formula="of:=INDEX([.$E$2:.$E$61]; 20; 1)" office:value-type="float" office:value="10000000" calcext:value-type="float">
            <text:p>10000000</text:p>
          </table:table-cell>
          <table:table-cell table:formula="of:=[.$H$7] * [.$G$29] + [.$H$8]" office:value-type="float" office:value="4917.97722947173" calcext:value-type="float">
            <text:p>4917,97722947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.134141683578" calcext:value-type="float">
            <text:p>247,134142</text:p>
          </table:table-cell>
          <table:table-cell table:formula="of:=[.B30]+[.C29]" office:value-type="float" office:value="7128.43048715591" calcext:value-type="float">
            <text:p>7128,430487</text:p>
          </table:table-cell>
          <table:table-cell table:formula="of:=[.$C30]/(500000 * [.$A30])" office:value-type="float" office:value="0.000491615895665925" calcext:value-type="float">
            <text:p>0,0004916</text:p>
          </table:table-cell>
          <table:table-cell table:formula="of:=500000*[.A30]" office:value-type="float" office:value="14500000" calcext:value-type="float">
            <text:p>14500000</text:p>
          </table:table-cell>
          <table:table-cell/>
          <table:table-cell table:formula="of:=INDEX([.$E$2:.$E$61]; 21; 1)" office:value-type="float" office:value="10500000" calcext:value-type="float">
            <text:p>10500000</text:p>
          </table:table-cell>
          <table:table-cell table:formula="of:=[.$H$7] * [.$G$30] + [.$H$8]" office:value-type="float" office:value="5163.46031312823" calcext:value-type="float">
            <text:p>5163,46031312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069976329803" calcext:value-type="float">
            <text:p>244,069976</text:p>
          </table:table-cell>
          <table:table-cell table:formula="of:=[.B31]+[.C30]" office:value-type="float" office:value="7372.50046348572" calcext:value-type="float">
            <text:p>7372,500463</text:p>
          </table:table-cell>
          <table:table-cell table:formula="of:=[.$C31]/(500000 * [.$A31])" office:value-type="float" office:value="0.000491500030899048" calcext:value-type="float">
            <text:p>0,0004915</text:p>
          </table:table-cell>
          <table:table-cell table:formula="of:=500000*[.A31]" office:value-type="float" office:value="15000000" calcext:value-type="float">
            <text:p>15000000</text:p>
          </table:table-cell>
          <table:table-cell/>
          <table:table-cell table:formula="of:=INDEX([.$E$2:.$E$61]; 22; 1)" office:value-type="float" office:value="11000000" calcext:value-type="float">
            <text:p>11000000</text:p>
          </table:table-cell>
          <table:table-cell table:formula="of:=[.$H$7] * [.$G$31] + [.$H$8]" office:value-type="float" office:value="5408.94339678473" calcext:value-type="float">
            <text:p>5408,9433967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25897932053" calcext:value-type="float">
            <text:p>247,325898</text:p>
          </table:table-cell>
          <table:table-cell table:formula="of:=[.B32]+[.C31]" office:value-type="float" office:value="7619.82636141777" calcext:value-type="float">
            <text:p>7619,826361</text:p>
          </table:table-cell>
          <table:table-cell table:formula="of:=[.$C32]/(500000 * [.$A32])" office:value-type="float" office:value="0.00049160170073663" calcext:value-type="float">
            <text:p>0,0004916</text:p>
          </table:table-cell>
          <table:table-cell table:formula="of:=500000*[.A32]" office:value-type="float" office:value="15500000" calcext:value-type="float">
            <text:p>15500000</text:p>
          </table:table-cell>
          <table:table-cell/>
          <table:table-cell table:formula="of:=INDEX([.$E$2:.$E$61]; 23; 1)" office:value-type="float" office:value="11500000" calcext:value-type="float">
            <text:p>11500000</text:p>
          </table:table-cell>
          <table:table-cell table:formula="of:=[.$H$7] * [.$G$32] + [.$H$8]" office:value-type="float" office:value="5654.42648044124" calcext:value-type="float">
            <text:p>5654,426480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43341159821" calcext:value-type="float">
            <text:p>244,043341</text:p>
          </table:table-cell>
          <table:table-cell table:formula="of:=[.B33]+[.C32]" office:value-type="float" office:value="7863.86970257759" calcext:value-type="float">
            <text:p>7863,869703</text:p>
          </table:table-cell>
          <table:table-cell table:formula="of:=[.$C33]/(500000 * [.$A33])" office:value-type="float" office:value="0.000491491856411099" calcext:value-type="float">
            <text:p>0,0004915</text:p>
          </table:table-cell>
          <table:table-cell table:formula="of:=500000*[.A33]" office:value-type="float" office:value="16000000" calcext:value-type="float">
            <text:p>16000000</text:p>
          </table:table-cell>
          <table:table-cell/>
          <table:table-cell table:formula="of:=INDEX([.$E$2:.$E$61]; 24; 1)" office:value-type="float" office:value="12000000" calcext:value-type="float">
            <text:p>12000000</text:p>
          </table:table-cell>
          <table:table-cell table:formula="of:=[.$H$7] * [.$G$33] + [.$H$8]" office:value-type="float" office:value="5899.90956409774" calcext:value-type="float">
            <text:p>5899,9095640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658246278763" calcext:value-type="float">
            <text:p>246,658246</text:p>
          </table:table-cell>
          <table:table-cell table:formula="of:=[.B34]+[.C33]" office:value-type="float" office:value="8110.52794885635" calcext:value-type="float">
            <text:p>8110,527949</text:p>
          </table:table-cell>
          <table:table-cell table:formula="of:=[.$C34]/(500000 * [.$A34])" office:value-type="float" office:value="0.000491547148415537" calcext:value-type="float">
            <text:p>0,0004915</text:p>
          </table:table-cell>
          <table:table-cell table:formula="of:=500000*[.A34]" office:value-type="float" office:value="16500000" calcext:value-type="float">
            <text:p>16500000</text:p>
          </table:table-cell>
          <table:table-cell/>
          <table:table-cell table:formula="of:=INDEX([.$E$2:.$E$61]; 25; 1)" office:value-type="float" office:value="12500000" calcext:value-type="float">
            <text:p>12500000</text:p>
          </table:table-cell>
          <table:table-cell table:formula="of:=[.$H$7] * [.$G$34] + [.$H$8]" office:value-type="float" office:value="6145.39264775425" calcext:value-type="float">
            <text:p>6145,39264775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699386358261" calcext:value-type="float">
            <text:p>243,699386</text:p>
          </table:table-cell>
          <table:table-cell table:formula="of:=[.B35]+[.C34]" office:value-type="float" office:value="8354.22733521461" calcext:value-type="float">
            <text:p>8354,227335</text:p>
          </table:table-cell>
          <table:table-cell table:formula="of:=[.$C35]/(500000 * [.$A35])" office:value-type="float" office:value="0.000491425137365566" calcext:value-type="float">
            <text:p>0,0004914</text:p>
          </table:table-cell>
          <table:table-cell table:formula="of:=500000*[.A35]" office:value-type="float" office:value="17000000" calcext:value-type="float">
            <text:p>17000000</text:p>
          </table:table-cell>
          <table:table-cell/>
          <table:table-cell table:formula="of:=INDEX([.$E$2:.$E$61]; 26; 1)" office:value-type="float" office:value="13000000" calcext:value-type="float">
            <text:p>13000000</text:p>
          </table:table-cell>
          <table:table-cell table:formula="of:=[.$H$7] * [.$G$35] + [.$H$8]" office:value-type="float" office:value="6390.87573141075" calcext:value-type="float">
            <text:p>6390,87573141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786082267761" calcext:value-type="float">
            <text:p>246,786082</text:p>
          </table:table-cell>
          <table:table-cell table:formula="of:=[.B36]+[.C35]" office:value-type="float" office:value="8601.01341748237" calcext:value-type="float">
            <text:p>8601,013417</text:p>
          </table:table-cell>
          <table:table-cell table:formula="of:=[.$C36]/(500000 * [.$A36])" office:value-type="float" office:value="0.000491486480998993" calcext:value-type="float">
            <text:p>0,0004915</text:p>
          </table:table-cell>
          <table:table-cell table:formula="of:=500000*[.A36]" office:value-type="float" office:value="17500000" calcext:value-type="float">
            <text:p>17500000</text:p>
          </table:table-cell>
          <table:table-cell/>
          <table:table-cell table:formula="of:=INDEX([.$E$2:.$E$61]; 27; 1)" office:value-type="float" office:value="13500000" calcext:value-type="float">
            <text:p>13500000</text:p>
          </table:table-cell>
          <table:table-cell table:formula="of:=[.$H$7] * [.$G$36] + [.$H$8]" office:value-type="float" office:value="6636.35881506725" calcext:value-type="float">
            <text:p>6636,3588150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952528238297" calcext:value-type="float">
            <text:p>243,952528</text:p>
          </table:table-cell>
          <table:table-cell table:formula="of:=[.B37]+[.C36]" office:value-type="float" office:value="8844.96594572067" calcext:value-type="float">
            <text:p>8844,965946</text:p>
          </table:table-cell>
          <table:table-cell table:formula="of:=[.$C37]/(500000 * [.$A37])" office:value-type="float" office:value="0.000491386996984482" calcext:value-type="float">
            <text:p>0,0004914</text:p>
          </table:table-cell>
          <table:table-cell table:formula="of:=500000*[.A37]" office:value-type="float" office:value="18000000" calcext:value-type="float">
            <text:p>18000000</text:p>
          </table:table-cell>
          <table:table-cell/>
          <table:table-cell table:formula="of:=INDEX([.$E$2:.$E$61]; 28; 1)" office:value-type="float" office:value="14000000" calcext:value-type="float">
            <text:p>14000000</text:p>
          </table:table-cell>
          <table:table-cell table:formula="of:=[.$H$7] * [.$G$37] + [.$H$8]" office:value-type="float" office:value="6881.84189872376" calcext:value-type="float">
            <text:p>6881,84189872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081265926361" calcext:value-type="float">
            <text:p>247,081266</text:p>
          </table:table-cell>
          <table:table-cell table:formula="of:=[.B38]+[.C37]" office:value-type="float" office:value="9092.04721164703" calcext:value-type="float">
            <text:p>9092,047212</text:p>
          </table:table-cell>
          <table:table-cell table:formula="of:=[.$C38]/(500000 * [.$A38])" office:value-type="float" office:value="0.00049146201144038" calcext:value-type="float">
            <text:p>0,0004915</text:p>
          </table:table-cell>
          <table:table-cell table:formula="of:=500000*[.A38]" office:value-type="float" office:value="18500000" calcext:value-type="float">
            <text:p>18500000</text:p>
          </table:table-cell>
          <table:table-cell/>
          <table:table-cell table:formula="of:=INDEX([.$E$2:.$E$61]; 29; 1)" office:value-type="float" office:value="14500000" calcext:value-type="float">
            <text:p>14500000</text:p>
          </table:table-cell>
          <table:table-cell table:formula="of:=[.$H$7] * [.$G$38] + [.$H$8]" office:value-type="float" office:value="7127.32498238026" calcext:value-type="float">
            <text:p>7127,32498238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546741247177" calcext:value-type="float">
            <text:p>243,546741</text:p>
          </table:table-cell>
          <table:table-cell table:formula="of:=[.B39]+[.C38]" office:value-type="float" office:value="9335.59395289421" calcext:value-type="float">
            <text:p>9335,593953</text:p>
          </table:table-cell>
          <table:table-cell table:formula="of:=[.$C39]/(500000 * [.$A39])" office:value-type="float" office:value="0.000491347050152327" calcext:value-type="float">
            <text:p>0,0004913</text:p>
          </table:table-cell>
          <table:table-cell table:formula="of:=500000*[.A39]" office:value-type="float" office:value="19000000" calcext:value-type="float">
            <text:p>19000000</text:p>
          </table:table-cell>
          <table:table-cell/>
          <table:table-cell table:formula="of:=INDEX([.$E$2:.$E$61]; 30; 1)" office:value-type="float" office:value="15000000" calcext:value-type="float">
            <text:p>15000000</text:p>
          </table:table-cell>
          <table:table-cell table:formula="of:=[.$H$7] * [.$G$39] + [.$H$8]" office:value-type="float" office:value="7372.80806603676" calcext:value-type="float">
            <text:p>7372,8080660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.122579813004" calcext:value-type="float">
            <text:p>247,122580</text:p>
          </table:table-cell>
          <table:table-cell table:formula="of:=[.B40]+[.C39]" office:value-type="float" office:value="9582.71653270721" calcext:value-type="float">
            <text:p>9582,716533</text:p>
          </table:table-cell>
          <table:table-cell table:formula="of:=[.$C40]/(500000 * [.$A40])" office:value-type="float" office:value="0.000491421360651652" calcext:value-type="float">
            <text:p>0,0004914</text:p>
          </table:table-cell>
          <table:table-cell table:formula="of:=500000*[.A40]" office:value-type="float" office:value="19500000" calcext:value-type="float">
            <text:p>19500000</text:p>
          </table:table-cell>
          <table:table-cell/>
          <table:table-cell table:formula="of:=INDEX([.$E$2:.$E$61]; 31; 1)" office:value-type="float" office:value="15500000" calcext:value-type="float">
            <text:p>15500000</text:p>
          </table:table-cell>
          <table:table-cell table:formula="of:=[.$H$7] * [.$G$40] + [.$H$8]" office:value-type="float" office:value="7618.29114969327" calcext:value-type="float">
            <text:p>7618,2911496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.911727190018" calcext:value-type="float">
            <text:p>246,911727</text:p>
          </table:table-cell>
          <table:table-cell table:formula="of:=[.B41]+[.C40]" office:value-type="float" office:value="9829.62825989723" calcext:value-type="float">
            <text:p>9829,628260</text:p>
          </table:table-cell>
          <table:table-cell table:formula="of:=[.$C41]/(500000 * [.$A41])" office:value-type="float" office:value="0.000491481412994861" calcext:value-type="float">
            <text:p>0,0004915</text:p>
          </table:table-cell>
          <table:table-cell table:formula="of:=500000*[.A41]" office:value-type="float" office:value="20000000" calcext:value-type="float">
            <text:p>20000000</text:p>
          </table:table-cell>
          <table:table-cell/>
          <table:table-cell table:formula="of:=INDEX([.$E$2:.$E$61]; 32; 1)" office:value-type="float" office:value="16000000" calcext:value-type="float">
            <text:p>16000000</text:p>
          </table:table-cell>
          <table:table-cell table:formula="of:=[.$H$7] * [.$G$41] + [.$H$8]" office:value-type="float" office:value="7863.77423334977" calcext:value-type="float">
            <text:p>7863,77423334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.642384529114" calcext:value-type="float">
            <text:p>243,642385</text:p>
          </table:table-cell>
          <table:table-cell table:formula="of:=[.B42]+[.C41]" office:value-type="float" office:value="10073.2706444263" calcext:value-type="float">
            <text:p>10073,270644</text:p>
          </table:table-cell>
          <table:table-cell table:formula="of:=[.$C42]/(500000 * [.$A42])" office:value-type="float" office:value="0.000491379055825675" calcext:value-type="float">
            <text:p>0,0004914</text:p>
          </table:table-cell>
          <table:table-cell table:formula="of:=500000*[.A42]" office:value-type="float" office:value="20500000" calcext:value-type="float">
            <text:p>20500000</text:p>
          </table:table-cell>
          <table:table-cell/>
          <table:table-cell table:formula="of:=INDEX([.$E$2:.$E$61]; 33; 1)" office:value-type="float" office:value="16500000" calcext:value-type="float">
            <text:p>16500000</text:p>
          </table:table-cell>
          <table:table-cell table:formula="of:=[.$H$7] * [.$G$42] + [.$H$8]" office:value-type="float" office:value="8109.25731700628" calcext:value-type="float">
            <text:p>8109,2573170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6.365373134613" calcext:value-type="float">
            <text:p>246,365373</text:p>
          </table:table-cell>
          <table:table-cell table:formula="of:=[.B43]+[.C42]" office:value-type="float" office:value="10319.636017561" calcext:value-type="float">
            <text:p>10319,636018</text:p>
          </table:table-cell>
          <table:table-cell table:formula="of:=[.$C43]/(500000 * [.$A43])" office:value-type="float" office:value="0.000491411238931474" calcext:value-type="float">
            <text:p>0,0004914</text:p>
          </table:table-cell>
          <table:table-cell table:formula="of:=500000*[.A43]" office:value-type="float" office:value="21000000" calcext:value-type="float">
            <text:p>21000000</text:p>
          </table:table-cell>
          <table:table-cell/>
          <table:table-cell table:formula="of:=INDEX([.$E$2:.$E$61]; 34; 1)" office:value-type="float" office:value="17000000" calcext:value-type="float">
            <text:p>17000000</text:p>
          </table:table-cell>
          <table:table-cell table:formula="of:=[.$H$7] * [.$G$43] + [.$H$8]" office:value-type="float" office:value="8354.74040066278" calcext:value-type="float">
            <text:p>8354,7404006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3.786097288132" calcext:value-type="float">
            <text:p>243,786097</text:p>
          </table:table-cell>
          <table:table-cell table:formula="of:=[.B44]+[.C43]" office:value-type="float" office:value="10563.4221148491" calcext:value-type="float">
            <text:p>10563,422115</text:p>
          </table:table-cell>
          <table:table-cell table:formula="of:=[.$C44]/(500000 * [.$A44])" office:value-type="float" office:value="0.00049132195883019" calcext:value-type="float">
            <text:p>0,0004913</text:p>
          </table:table-cell>
          <table:table-cell table:formula="of:=500000*[.A44]" office:value-type="float" office:value="21500000" calcext:value-type="float">
            <text:p>21500000</text:p>
          </table:table-cell>
          <table:table-cell/>
          <table:table-cell table:formula="of:=INDEX([.$E$2:.$E$61]; 35; 1)" office:value-type="float" office:value="17500000" calcext:value-type="float">
            <text:p>17500000</text:p>
          </table:table-cell>
          <table:table-cell table:formula="of:=[.$H$7] * [.$G$44] + [.$H$8]" office:value-type="float" office:value="8600.22348431928" calcext:value-type="float">
            <text:p>8600,2234843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449504375458" calcext:value-type="float">
            <text:p>246,449504</text:p>
          </table:table-cell>
          <table:table-cell table:formula="of:=[.B45]+[.C44]" office:value-type="float" office:value="10809.8716192245" calcext:value-type="float">
            <text:p>10809,871619</text:p>
          </table:table-cell>
          <table:table-cell table:formula="of:=[.$C45]/(500000 * [.$A45])" office:value-type="float" office:value="0.000491357800873843" calcext:value-type="float">
            <text:p>0,0004914</text:p>
          </table:table-cell>
          <table:table-cell table:formula="of:=500000*[.A45]" office:value-type="float" office:value="22000000" calcext:value-type="float">
            <text:p>22000000</text:p>
          </table:table-cell>
          <table:table-cell/>
          <table:table-cell table:formula="of:=INDEX([.$E$2:.$E$61]; 36; 1)" office:value-type="float" office:value="18000000" calcext:value-type="float">
            <text:p>18000000</text:p>
          </table:table-cell>
          <table:table-cell table:formula="of:=[.$H$7] * [.$G$45] + [.$H$8]" office:value-type="float" office:value="8845.70656797579" calcext:value-type="float">
            <text:p>8845,70656797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538463354111" calcext:value-type="float">
            <text:p>244,538463</text:p>
          </table:table-cell>
          <table:table-cell table:formula="of:=[.B46]+[.C45]" office:value-type="float" office:value="11054.4100825787" calcext:value-type="float">
            <text:p>11054,410083</text:p>
          </table:table-cell>
          <table:table-cell table:formula="of:=[.$C46]/(500000 * [.$A46])" office:value-type="float" office:value="0.000491307114781274" calcext:value-type="float">
            <text:p>0,0004913</text:p>
          </table:table-cell>
          <table:table-cell table:formula="of:=500000*[.A46]" office:value-type="float" office:value="22500000" calcext:value-type="float">
            <text:p>22500000</text:p>
          </table:table-cell>
          <table:table-cell/>
          <table:table-cell table:formula="of:=INDEX([.$E$2:.$E$61]; 37; 1)" office:value-type="float" office:value="18500000" calcext:value-type="float">
            <text:p>18500000</text:p>
          </table:table-cell>
          <table:table-cell table:formula="of:=[.$H$7] * [.$G$46] + [.$H$8]" office:value-type="float" office:value="9091.18965163229" calcext:value-type="float">
            <text:p>9091,1896516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.977778673172" calcext:value-type="float">
            <text:p>246,977779</text:p>
          </table:table-cell>
          <table:table-cell table:formula="of:=[.B47]+[.C46]" office:value-type="float" office:value="11301.3878612518" calcext:value-type="float">
            <text:p>11301,387861</text:p>
          </table:table-cell>
          <table:table-cell table:formula="of:=[.$C47]/(500000 * [.$A47])" office:value-type="float" office:value="0.000491364689619645" calcext:value-type="float">
            <text:p>0,0004914</text:p>
          </table:table-cell>
          <table:table-cell table:formula="of:=500000*[.A47]" office:value-type="float" office:value="23000000" calcext:value-type="float">
            <text:p>23000000</text:p>
          </table:table-cell>
          <table:table-cell/>
          <table:table-cell table:formula="of:=INDEX([.$E$2:.$E$61]; 38; 1)" office:value-type="float" office:value="19000000" calcext:value-type="float">
            <text:p>19000000</text:p>
          </table:table-cell>
          <table:table-cell table:formula="of:=[.$H$7] * [.$G$47] + [.$H$8]" office:value-type="float" office:value="9336.6727352888" calcext:value-type="float">
            <text:p>9336,6727352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3.905054330826" calcext:value-type="float">
            <text:p>243,905054</text:p>
          </table:table-cell>
          <table:table-cell table:formula="of:=[.B48]+[.C47]" office:value-type="float" office:value="11545.2929155827" calcext:value-type="float">
            <text:p>11545,292916</text:p>
          </table:table-cell>
          <table:table-cell table:formula="of:=[.$C48]/(500000 * [.$A48])" office:value-type="float" office:value="0.00049128906023756" calcext:value-type="float">
            <text:p>0,0004913</text:p>
          </table:table-cell>
          <table:table-cell table:formula="of:=500000*[.A48]" office:value-type="float" office:value="23500000" calcext:value-type="float">
            <text:p>23500000</text:p>
          </table:table-cell>
          <table:table-cell/>
          <table:table-cell table:formula="of:=INDEX([.$E$2:.$E$61]; 39; 1)" office:value-type="float" office:value="19500000" calcext:value-type="float">
            <text:p>19500000</text:p>
          </table:table-cell>
          <table:table-cell table:formula="of:=[.$H$7] * [.$G$48] + [.$H$8]" office:value-type="float" office:value="9582.1558189453" calcext:value-type="float">
            <text:p>9582,1558189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6.161135196686" calcext:value-type="float">
            <text:p>246,161135</text:p>
          </table:table-cell>
          <table:table-cell table:formula="of:=[.B49]+[.C48]" office:value-type="float" office:value="11791.4540507793" calcext:value-type="float">
            <text:p>11791,454051</text:p>
          </table:table-cell>
          <table:table-cell table:formula="of:=[.$C49]/(500000 * [.$A49])" office:value-type="float" office:value="0.000491310585449139" calcext:value-type="float">
            <text:p>0,0004913</text:p>
          </table:table-cell>
          <table:table-cell table:formula="of:=500000*[.A49]" office:value-type="float" office:value="24000000" calcext:value-type="float">
            <text:p>24000000</text:p>
          </table:table-cell>
          <table:table-cell/>
          <table:table-cell table:formula="of:=INDEX([.$E$2:.$E$61]; 40; 1)" office:value-type="float" office:value="20000000" calcext:value-type="float">
            <text:p>20000000</text:p>
          </table:table-cell>
          <table:table-cell table:formula="of:=[.$H$7] * [.$G$49] + [.$H$8]" office:value-type="float" office:value="9827.6389026018" calcext:value-type="float">
            <text:p>9827,6389026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3.832151889801" calcext:value-type="float">
            <text:p>243,832152</text:p>
          </table:table-cell>
          <table:table-cell table:formula="of:=[.B50]+[.C49]" office:value-type="float" office:value="12035.2862026691" calcext:value-type="float">
            <text:p>12035,286203</text:p>
          </table:table-cell>
          <table:table-cell table:formula="of:=[.$C50]/(500000 * [.$A50])" office:value-type="float" office:value="0.000491236171537516" calcext:value-type="float">
            <text:p>0,0004912</text:p>
          </table:table-cell>
          <table:table-cell table:formula="of:=500000*[.A50]" office:value-type="float" office:value="24500000" calcext:value-type="float">
            <text:p>24500000</text:p>
          </table:table-cell>
          <table:table-cell/>
          <table:table-cell table:formula="of:=INDEX([.$E$2:.$E$61]; 41; 1)" office:value-type="float" office:value="20500000" calcext:value-type="float">
            <text:p>20500000</text:p>
          </table:table-cell>
          <table:table-cell table:formula="of:=[.$H$7] * [.$G$50] + [.$H$8]" office:value-type="float" office:value="10073.1219862583" calcext:value-type="float">
            <text:p>10073,12198625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4.118849277496" calcext:value-type="float">
            <text:p>244,118849</text:p>
          </table:table-cell>
          <table:table-cell table:formula="of:=[.B51]+[.C50]" office:value-type="float" office:value="12279.4050519466" calcext:value-type="float">
            <text:p>12279,405052</text:p>
          </table:table-cell>
          <table:table-cell table:formula="of:=[.$C51]/(500000 * [.$A51])" office:value-type="float" office:value="0.000491176202077866" calcext:value-type="float">
            <text:p>0,0004912</text:p>
          </table:table-cell>
          <table:table-cell table:formula="of:=500000*[.A51]" office:value-type="float" office:value="25000000" calcext:value-type="float">
            <text:p>25000000</text:p>
          </table:table-cell>
          <table:table-cell/>
          <table:table-cell table:formula="of:=INDEX([.$E$2:.$E$61]; 42; 1)" office:value-type="float" office:value="21000000" calcext:value-type="float">
            <text:p>21000000</text:p>
          </table:table-cell>
          <table:table-cell table:formula="of:=[.$H$7] * [.$G$51] + [.$H$8]" office:value-type="float" office:value="10318.6050699148" calcext:value-type="float">
            <text:p>10318,6050699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7.067326784134" calcext:value-type="float">
            <text:p>247,067327</text:p>
          </table:table-cell>
          <table:table-cell table:formula="of:=[.B52]+[.C51]" office:value-type="float" office:value="12526.4723787308" calcext:value-type="float">
            <text:p>12526,472379</text:p>
          </table:table-cell>
          <table:table-cell table:formula="of:=[.$C52]/(500000 * [.$A52])" office:value-type="float" office:value="0.000491234210930618" calcext:value-type="float">
            <text:p>0,0004912</text:p>
          </table:table-cell>
          <table:table-cell table:formula="of:=500000*[.A52]" office:value-type="float" office:value="25500000" calcext:value-type="float">
            <text:p>25500000</text:p>
          </table:table-cell>
          <table:table-cell/>
          <table:table-cell table:formula="of:=INDEX([.$E$2:.$E$61]; 43; 1)" office:value-type="float" office:value="21500000" calcext:value-type="float">
            <text:p>21500000</text:p>
          </table:table-cell>
          <table:table-cell table:formula="of:=[.$H$7] * [.$G$52] + [.$H$8]" office:value-type="float" office:value="10564.0881535713" calcext:value-type="float">
            <text:p>10564,0881535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6.724747657776" calcext:value-type="float">
            <text:p>246,724748</text:p>
          </table:table-cell>
          <table:table-cell table:formula="of:=[.B53]+[.C52]" office:value-type="float" office:value="12773.1971263886" calcext:value-type="float">
            <text:p>12773,197126</text:p>
          </table:table-cell>
          <table:table-cell table:formula="of:=[.$C53]/(500000 * [.$A53])" office:value-type="float" office:value="0.000491276812553406" calcext:value-type="float">
            <text:p>0,0004913</text:p>
          </table:table-cell>
          <table:table-cell table:formula="of:=500000*[.A53]" office:value-type="float" office:value="26000000" calcext:value-type="float">
            <text:p>26000000</text:p>
          </table:table-cell>
          <table:table-cell/>
          <table:table-cell table:formula="of:=INDEX([.$E$2:.$E$61]; 44; 1)" office:value-type="float" office:value="22000000" calcext:value-type="float">
            <text:p>22000000</text:p>
          </table:table-cell>
          <table:table-cell table:formula="of:=[.$H$7] * [.$G$53] + [.$H$8]" office:value-type="float" office:value="10809.5712372278" calcext:value-type="float">
            <text:p>10809,57123722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3.940083742142" calcext:value-type="float">
            <text:p>243,940084</text:p>
          </table:table-cell>
          <table:table-cell table:formula="of:=[.B54]+[.C53]" office:value-type="float" office:value="13017.1372101307" calcext:value-type="float">
            <text:p>13017,137210</text:p>
          </table:table-cell>
          <table:table-cell table:formula="of:=[.$C54]/(500000 * [.$A54])" office:value-type="float" office:value="0.000491212724910592" calcext:value-type="float">
            <text:p>0,0004912</text:p>
          </table:table-cell>
          <table:table-cell table:formula="of:=500000*[.A54]" office:value-type="float" office:value="26500000" calcext:value-type="float">
            <text:p>26500000</text:p>
          </table:table-cell>
          <table:table-cell/>
          <table:table-cell table:formula="of:=INDEX([.$E$2:.$E$61]; 45; 1)" office:value-type="float" office:value="22500000" calcext:value-type="float">
            <text:p>22500000</text:p>
          </table:table-cell>
          <table:table-cell table:formula="of:=[.$H$7] * [.$G$54] + [.$H$8]" office:value-type="float" office:value="11055.0543208843" calcext:value-type="float">
            <text:p>11055,05432088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958814382553" calcext:value-type="float">
            <text:p>246,958814</text:p>
          </table:table-cell>
          <table:table-cell table:formula="of:=[.B55]+[.C54]" office:value-type="float" office:value="13264.0960245132" calcext:value-type="float">
            <text:p>13264,096025</text:p>
          </table:table-cell>
          <table:table-cell table:formula="of:=[.$C55]/(500000 * [.$A55])" office:value-type="float" office:value="0.000491262815722713" calcext:value-type="float">
            <text:p>0,0004913</text:p>
          </table:table-cell>
          <table:table-cell table:formula="of:=500000*[.A55]" office:value-type="float" office:value="27000000" calcext:value-type="float">
            <text:p>27000000</text:p>
          </table:table-cell>
          <table:table-cell/>
          <table:table-cell table:formula="of:=INDEX([.$E$2:.$E$61]; 46; 1)" office:value-type="float" office:value="23000000" calcext:value-type="float">
            <text:p>23000000</text:p>
          </table:table-cell>
          <table:table-cell table:formula="of:=[.$H$7] * [.$G$55] + [.$H$8]" office:value-type="float" office:value="11300.5374045408" calcext:value-type="float">
            <text:p>11300,53740454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680068492889" calcext:value-type="float">
            <text:p>244,680068</text:p>
          </table:table-cell>
          <table:table-cell table:formula="of:=[.B56]+[.C55]" office:value-type="float" office:value="13508.7760930061" calcext:value-type="float">
            <text:p>13508,776093</text:p>
          </table:table-cell>
          <table:table-cell table:formula="of:=[.$C56]/(500000 * [.$A56])" office:value-type="float" office:value="0.000491228221563859" calcext:value-type="float">
            <text:p>0,0004912</text:p>
          </table:table-cell>
          <table:table-cell table:formula="of:=500000*[.A56]" office:value-type="float" office:value="27500000" calcext:value-type="float">
            <text:p>27500000</text:p>
          </table:table-cell>
          <table:table-cell/>
          <table:table-cell table:formula="of:=INDEX([.$E$2:.$E$61]; 47; 1)" office:value-type="float" office:value="23500000" calcext:value-type="float">
            <text:p>23500000</text:p>
          </table:table-cell>
          <table:table-cell table:formula="of:=[.$H$7] * [.$G$56] + [.$H$8]" office:value-type="float" office:value="11546.0204881973" calcext:value-type="float">
            <text:p>11546,02048819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.638903141022" calcext:value-type="float">
            <text:p>246,638903</text:p>
          </table:table-cell>
          <table:table-cell table:formula="of:=[.B57]+[.C56]" office:value-type="float" office:value="13755.4149961472" calcext:value-type="float">
            <text:p>13755,414996</text:p>
          </table:table-cell>
          <table:table-cell table:formula="of:=[.$C57]/(500000 * [.$A57])" office:value-type="float" office:value="0.00049126482129097" calcext:value-type="float">
            <text:p>0,0004913</text:p>
          </table:table-cell>
          <table:table-cell table:formula="of:=500000*[.A57]" office:value-type="float" office:value="28000000" calcext:value-type="float">
            <text:p>28000000</text:p>
          </table:table-cell>
          <table:table-cell/>
          <table:table-cell table:formula="of:=INDEX([.$E$2:.$E$61]; 48; 1)" office:value-type="float" office:value="24000000" calcext:value-type="float">
            <text:p>24000000</text:p>
          </table:table-cell>
          <table:table-cell table:formula="of:=[.$H$7] * [.$G$57] + [.$H$8]" office:value-type="float" office:value="11791.5035718538" calcext:value-type="float">
            <text:p>11791,50357185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3.959298372269" calcext:value-type="float">
            <text:p>243,959298</text:p>
          </table:table-cell>
          <table:table-cell table:formula="of:=[.B58]+[.C57]" office:value-type="float" office:value="13999.3742945194" calcext:value-type="float">
            <text:p>13999,374295</text:p>
          </table:table-cell>
          <table:table-cell table:formula="of:=[.$C58]/(500000 * [.$A58])" office:value-type="float" office:value="0.000491206115597173" calcext:value-type="float">
            <text:p>0,0004912</text:p>
          </table:table-cell>
          <table:table-cell table:formula="of:=500000*[.A58]" office:value-type="float" office:value="28500000" calcext:value-type="float">
            <text:p>28500000</text:p>
          </table:table-cell>
          <table:table-cell/>
          <table:table-cell table:formula="of:=INDEX([.$E$2:.$E$61]; 49; 1)" office:value-type="float" office:value="24500000" calcext:value-type="float">
            <text:p>24500000</text:p>
          </table:table-cell>
          <table:table-cell table:formula="of:=[.$H$7] * [.$G$58] + [.$H$8]" office:value-type="float" office:value="12036.9866555103" calcext:value-type="float">
            <text:p>12036,9866555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6.656406402588" calcext:value-type="float">
            <text:p>246,656406</text:p>
          </table:table-cell>
          <table:table-cell table:formula="of:=[.B59]+[.C58]" office:value-type="float" office:value="14246.030700922" calcext:value-type="float">
            <text:p>14246,030701</text:p>
          </table:table-cell>
          <table:table-cell table:formula="of:=[.$C59]/(500000 * [.$A59])" office:value-type="float" office:value="0.000491242437962828" calcext:value-type="float">
            <text:p>0,0004912</text:p>
          </table:table-cell>
          <table:table-cell table:formula="of:=500000*[.A59]" office:value-type="float" office:value="29000000" calcext:value-type="float">
            <text:p>29000000</text:p>
          </table:table-cell>
          <table:table-cell/>
          <table:table-cell table:formula="of:=INDEX([.$E$2:.$E$61]; 50; 1)" office:value-type="float" office:value="25000000" calcext:value-type="float">
            <text:p>25000000</text:p>
          </table:table-cell>
          <table:table-cell table:formula="of:=[.$H$7] * [.$G$59] + [.$H$8]" office:value-type="float" office:value="12282.4697391668" calcext:value-type="float">
            <text:p>12282,46973916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3.615598201752" calcext:value-type="float">
            <text:p>243,615598</text:p>
          </table:table-cell>
          <table:table-cell table:formula="of:=[.B60]+[.C59]" office:value-type="float" office:value="14489.6462991238" calcext:value-type="float">
            <text:p>14489,646299</text:p>
          </table:table-cell>
          <table:table-cell table:formula="of:=[.$C60]/(500000 * [.$A60])" office:value-type="float" office:value="0.000491174450817755" calcext:value-type="float">
            <text:p>0,0004912</text:p>
          </table:table-cell>
          <table:table-cell table:formula="of:=500000*[.A60]" office:value-type="float" office:value="29500000" calcext:value-type="float">
            <text:p>29500000</text:p>
          </table:table-cell>
          <table:table-cell/>
          <table:table-cell table:formula="of:=INDEX([.$E$2:.$E$61]; 51; 1)" office:value-type="float" office:value="25500000" calcext:value-type="float">
            <text:p>25500000</text:p>
          </table:table-cell>
          <table:table-cell table:formula="of:=[.$H$7] * [.$G$60] + [.$H$8]" office:value-type="float" office:value="12527.9528228233" calcext:value-type="float">
            <text:p>12527,95282282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2332115173" calcext:value-type="float">
            <text:p>246,352332</text:p>
          </table:table-cell>
          <table:table-cell table:formula="of:=[.B61]+[.C60]" office:value-type="float" office:value="14735.9986312389" calcext:value-type="float">
            <text:p>14735,998631</text:p>
          </table:table-cell>
          <table:table-cell table:formula="of:=[.$C61]/(500000 * [.$A61])" office:value-type="float" office:value="0.000491199954374631" calcext:value-type="float">
            <text:p>0,0004912</text:p>
          </table:table-cell>
          <table:table-cell table:formula="of:=500000*[.A61]" office:value-type="float" office:value="30000000" calcext:value-type="float">
            <text:p>30000000</text:p>
          </table:table-cell>
          <table:table-cell/>
          <table:table-cell table:formula="of:=INDEX([.$E$2:.$E$61]; 52; 1)" office:value-type="float" office:value="26000000" calcext:value-type="float">
            <text:p>26000000</text:p>
          </table:table-cell>
          <table:table-cell table:formula="of:=[.$H$7] * [.$G$61] + [.$H$8]" office:value-type="float" office:value="12773.4359064798" calcext:value-type="float">
            <text:p>12773,4359064798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formula="of:=SUM([.B2:.B61])" office:value-type="float" office:value="14735.9986312389" calcext:value-type="float">
            <text:p>14735,998631</text:p>
          </table:table-cell>
          <table:table-cell table:formula="of:=[.C61]" office:value-type="float" office:value="14735.9986312389" calcext:value-type="float">
            <text:p>14735,998631</text:p>
          </table:table-cell>
          <table:table-cell table:formula="of:=AVERAGE([.D2:.D61])" office:value-type="float" office:value="0.000491920414929961" calcext:value-type="float">
            <text:p>0,0004919</text:p>
          </table:table-cell>
          <table:table-cell table:number-columns-repeated="2"/>
          <table:table-cell table:formula="of:=INDEX([.$E$2:.$E$61]; 53; 1)" office:value-type="float" office:value="26500000" calcext:value-type="float">
            <text:p>26500000</text:p>
          </table:table-cell>
          <table:table-cell table:formula="of:=[.$H$7] * [.$G$62] + [.$H$8]" office:value-type="float" office:value="13018.9189901364" calcext:value-type="float">
            <text:p>13018,9189901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4; 1)" office:value-type="float" office:value="27000000" calcext:value-type="float">
            <text:p>27000000</text:p>
          </table:table-cell>
          <table:table-cell table:formula="of:=[.$H$7] * [.$G$63] + [.$H$8]" office:value-type="float" office:value="13264.4020737929" calcext:value-type="float">
            <text:p>13264,40207379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5; 1)" office:value-type="float" office:value="27500000" calcext:value-type="float">
            <text:p>27500000</text:p>
          </table:table-cell>
          <table:table-cell table:formula="of:=[.$H$7] * [.$G$64] + [.$H$8]" office:value-type="float" office:value="13509.8851574494" calcext:value-type="float">
            <text:p>13509,88515744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6; 1)" office:value-type="float" office:value="28000000" calcext:value-type="float">
            <text:p>28000000</text:p>
          </table:table-cell>
          <table:table-cell table:formula="of:=[.$H$7] * [.$G$65] + [.$H$8]" office:value-type="float" office:value="13755.3682411059" calcext:value-type="float">
            <text:p>13755,36824110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7; 1)" office:value-type="float" office:value="28500000" calcext:value-type="float">
            <text:p>28500000</text:p>
          </table:table-cell>
          <table:table-cell table:formula="of:=[.$H$7] * [.$G$66] + [.$H$8]" office:value-type="float" office:value="14000.8513247624" calcext:value-type="float">
            <text:p>14000,851324762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8; 1)" office:value-type="float" office:value="29000000" calcext:value-type="float">
            <text:p>29000000</text:p>
          </table:table-cell>
          <table:table-cell table:formula="of:=[.$H$7] * [.$G$67] + [.$H$8]" office:value-type="float" office:value="14246.3344084189" calcext:value-type="float">
            <text:p>14246,334408418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59; 1)" office:value-type="float" office:value="29500000" calcext:value-type="float">
            <text:p>29500000</text:p>
          </table:table-cell>
          <table:table-cell table:formula="of:=[.$H$7] * [.$G$68] + [.$H$8]" office:value-type="float" office:value="14491.8174920754" calcext:value-type="float">
            <text:p>14491,817492075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INDEX([.$E$2:.$E$61]; 60; 1)" office:value-type="float" office:value="30000000" calcext:value-type="float">
            <text:p>30000000</text:p>
          </table:table-cell>
          <table:table-cell table:formula="of:=[.$H$7] * [.$G$69] + [.$H$8]" office:value-type="float" office:value="14737.3005757319" calcext:value-type="float">
            <text:p>14737,3005757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996699" fo:border="0.06pt solid #660066"/>
      <style:text-properties fo:color="#000000" style:text-outline="true" fo:font-weight="bold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9:46:49.1392663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20:07:50.768191135</dc:date>
    <meta:editing-duration>PT2H42M6S</meta:editing-duration>
    <meta:editing-cycles>7</meta:editing-cycles>
    <meta:generator>LibreOffice/5.1.6.2$Linux_X86_64 LibreOffice_project/10m0$Build-2</meta:generator>
    <meta:document-statistic meta:table-count="4" meta:cell-count="1757" meta:object-count="0"/>
    <meta:user-defined meta:name=""/>
  </office:meta>
</office:document-meta>
</file>